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1F0000063680020C693F67D9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7.692cm" table:align="left"/>
    </style:style>
    <style:style style:name="Tabela2.A" style:family="table-column">
      <style:table-column-properties style:column-width="3.445cm"/>
    </style:style>
    <style:style style:name="Tabela2.B" style:family="table-column">
      <style:table-column-properties style:column-width="2.062cm"/>
    </style:style>
    <style:style style:name="Tabela2.C" style:family="table-column">
      <style:table-column-properties style:column-width="2.185cm"/>
    </style:style>
    <style:style style:name="Tabela2.A1" style:family="table-cell">
      <style:table-cell-properties fo:padding="0cm" fo:border-left="none" fo:border-right="none" fo:border-top="none" fo:border-bottom="1pt solid #000000"/>
    </style:style>
    <style:style style:name="Tabela2.A2" style:family="table-cell">
      <style:table-cell-properties fo:padding="0cm" fo:border="none"/>
    </style:style>
    <style:style style:name="Tabela2.A11" style:family="table-cell">
      <style:table-cell-properties fo:padding="0cm" fo:border-left="none" fo:border-right="none" fo:border-top="1pt solid #000000" fo:border-bottom="none"/>
    </style:style>
    <style:style style:name="Tabela2.21" style:family="table-row">
      <style:table-row-properties style:min-row-height="0.328cm"/>
    </style:style>
    <style:style style:name="Tabela2.23" style:family="table-row">
      <style:table-row-properties style:min-row-height="0.617cm"/>
    </style:style>
    <style:style style:name="Tabela2.25" style:family="table-row">
      <style:table-row-properties style:min-row-height="0.369cm"/>
    </style:style>
    <style:style style:name="Tabela2.A25" style:family="table-cell">
      <style:table-cell-properties fo:padding="0cm" fo:border-left="none" fo:border-right="none" fo:border-top="1pt solid #000000" fo:border-bottom="1pt solid #000000"/>
    </style:style>
    <style:style style:name="Tabela2.32" style:family="table-row">
      <style:table-row-properties style:min-row-height="0.258cm"/>
    </style:style>
    <style:style style:name="P1" style:family="paragraph" style:parent-style-name="Preformatted_20_Text">
      <style:paragraph-properties fo:text-align="start" style:justify-single-word="false"/>
      <style:text-properties officeooo:paragraph-rsid="005ec2ad"/>
    </style:style>
    <style:style style:name="P2" style:family="paragraph" style:parent-style-name="Preformatted_20_Text">
      <style:paragraph-properties fo:text-align="start" style:justify-single-word="false"/>
      <style:text-properties officeooo:paragraph-rsid="007a887d"/>
    </style:style>
    <style:style style:name="P3" style:family="paragraph" style:parent-style-name="Preformatted_20_Text">
      <style:paragraph-properties fo:text-align="start" style:justify-single-word="false"/>
      <style:text-properties officeooo:paragraph-rsid="00a3ec07"/>
    </style:style>
    <style:style style:name="P4" style:family="paragraph" style:parent-style-name="Preformatted_20_Text">
      <style:paragraph-properties fo:text-align="start" style:justify-single-word="false"/>
      <style:text-properties officeooo:paragraph-rsid="00cd55f7"/>
    </style:style>
    <style:style style:name="P5" style:family="paragraph" style:parent-style-name="Preformatted_20_Text">
      <style:paragraph-properties fo:text-align="start" style:justify-single-word="false"/>
      <style:text-properties officeooo:paragraph-rsid="00cfe899"/>
    </style:style>
    <style:style style:name="P6" style:family="paragraph" style:parent-style-name="Preformatted_20_Text">
      <style:paragraph-properties fo:text-align="start" style:justify-single-word="false"/>
      <style:text-properties officeooo:paragraph-rsid="004e1ffd"/>
    </style:style>
    <style:style style:name="P7" style:family="paragraph" style:parent-style-name="Preformatted_20_Text">
      <style:paragraph-properties fo:text-align="start" style:justify-single-word="false"/>
      <style:text-properties officeooo:paragraph-rsid="00d44c4e"/>
    </style:style>
    <style:style style:name="P8" style:family="paragraph" style:parent-style-name="Preformatted_20_Text">
      <style:paragraph-properties fo:text-align="start" style:justify-single-word="false"/>
      <style:text-properties officeooo:paragraph-rsid="00a7755d"/>
    </style:style>
    <style:style style:name="P9" style:family="paragraph" style:parent-style-name="Preformatted_20_Text">
      <style:paragraph-properties fo:text-align="end" style:justify-single-word="false"/>
      <style:text-properties officeooo:paragraph-rsid="008bb772"/>
    </style:style>
    <style:style style:name="P10" style:family="paragraph" style:parent-style-name="Preformatted_20_Text">
      <style:paragraph-properties fo:text-align="end" style:justify-single-word="false"/>
      <style:text-properties officeooo:paragraph-rsid="007a887d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normal" officeooo:rsid="005add32" officeooo:paragraph-rsid="00a3ec07" style:font-name-asian="Nimbus Mono L" style:font-size-asian="6pt" style:font-weight-asian="normal" style:font-name-complex="Liberation Mono" style:font-size-complex="6pt" style:font-weight-complex="normal"/>
    </style:style>
    <style:style style:name="P12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79dee" style:font-size-asian="6pt" style:font-weight-asian="normal" style:font-size-complex="6pt" style:font-weight-complex="normal"/>
    </style:style>
    <style:style style:name="P13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d55f7" style:font-size-asian="6pt" style:font-weight-asian="normal" style:font-size-complex="6pt" style:font-weight-complex="normal"/>
    </style:style>
    <style:style style:name="P14" style:family="paragraph" style:parent-style-name="Preformatted_20_Text">
      <style:paragraph-properties fo:text-align="center" style:justify-single-word="false"/>
      <style:text-properties officeooo:paragraph-rsid="007a887d"/>
    </style:style>
    <style:style style:name="P15" style:family="paragraph" style:parent-style-name="Preformatted_20_Text">
      <style:paragraph-properties fo:text-align="center" style:justify-single-word="false"/>
      <style:text-properties officeooo:paragraph-rsid="00c79dee"/>
    </style:style>
    <style:style style:name="P16" style:family="paragraph" style:parent-style-name="Preformatted_20_Text">
      <style:paragraph-properties fo:text-align="center" style:justify-single-word="false"/>
      <style:text-properties officeooo:paragraph-rsid="00cd55f7"/>
    </style:style>
    <style:style style:name="P17" style:family="paragraph" style:parent-style-name="Preformatted_20_Text">
      <style:paragraph-properties fo:text-align="center" style:justify-single-word="false"/>
      <style:text-properties officeooo:paragraph-rsid="00d44c4e"/>
    </style:style>
    <style:style style:name="P18" style:family="paragraph" style:parent-style-name="Standard">
      <style:text-properties officeooo:paragraph-rsid="004b8245"/>
    </style:style>
    <style:style style:name="P19" style:family="paragraph" style:parent-style-name="Standard">
      <style:text-properties officeooo:paragraph-rsid="00bd1301"/>
    </style:style>
    <style:style style:name="P20" style:family="paragraph" style:parent-style-name="Standard">
      <style:text-properties officeooo:paragraph-rsid="00cd55f7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04b8245"/>
    </style:style>
    <style:style style:name="P22" style:family="paragraph" style:parent-style-name="Frame_20_contents">
      <style:paragraph-properties fo:text-align="center" style:justify-single-word="false"/>
    </style:style>
    <style:style style:name="P23" style:family="paragraph" style:parent-style-name="Frame_20_contents">
      <style:paragraph-properties fo:text-align="center" style:justify-single-word="false"/>
      <style:text-properties officeooo:paragraph-rsid="00c59199"/>
    </style:style>
    <style:style style:name="P2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4b8245"/>
    </style:style>
    <style:style style:name="P25" style:family="paragraph" style:parent-style-name="Standard">
      <style:paragraph-properties style:shadow="none">
        <style:tab-stops/>
      </style:paragraph-properties>
      <style:text-properties style:font-name="Liberation Sans" fo:font-size="8pt" officeooo:paragraph-rsid="00487dbc" style:font-size-asian="8pt" style:font-size-complex="8pt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04b8245"/>
    </style:style>
    <style:style style:name="P27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228854" officeooo:paragraph-rsid="004e1ffd" style:font-name-asian="Nimbus Mono L" style:font-size-asian="8pt" style:font-weight-asian="bold" style:font-name-complex="Liberation Mono" style:font-size-complex="8pt" style:font-weight-complex="bold"/>
    </style:style>
    <style:style style:name="P28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2f6647" officeooo:paragraph-rsid="004e1ffd" style:font-name-asian="Nimbus Mono L" style:font-size-asian="8pt" style:font-weight-asian="bold" style:font-name-complex="Liberation Mono" style:font-size-complex="8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ce7d7e" officeooo:paragraph-rsid="00cfe899" style:font-name-asian="Nimbus Mono L" style:font-size-asian="8pt" style:font-weight-asian="bold" style:font-name-complex="Liberation Mono" style:font-size-complex="8pt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bold" officeooo:rsid="00320770" officeooo:paragraph-rsid="007a887d" style:font-size-asian="8pt" style:font-weight-asian="bold" style:font-size-complex="8pt" style:font-weight-complex="bold"/>
    </style:style>
    <style:style style:name="P31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32345b" officeooo:paragraph-rsid="007a887d" style:font-size-asian="8pt" style:font-weight-asian="bold" style:font-size-complex="8pt" style:font-weight-complex="bold"/>
    </style:style>
    <style:style style:name="P32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228854" officeooo:paragraph-rsid="004e1ffd" style:font-size-asian="8pt" style:font-weight-asian="normal" style:font-size-complex="8pt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2f6647" officeooo:paragraph-rsid="004e1ffd" style:font-size-asian="8pt" style:font-weight-asian="normal" style:font-size-complex="8pt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38e501" officeooo:paragraph-rsid="007a887d" style:font-size-asian="8pt" style:font-weight-asian="normal" style:font-size-complex="8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32345b" officeooo:paragraph-rsid="007a887d" style:font-size-asian="8pt" style:font-weight-asian="normal" style:font-size-complex="8pt" style:font-weight-complex="normal"/>
    </style:style>
    <style:style style:name="P36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345b" officeooo:paragraph-rsid="007a887d" style:font-size-asian="8pt" style:font-weight-asian="normal" style:font-size-complex="8pt" style:font-weight-complex="normal"/>
    </style:style>
    <style:style style:name="P37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345b" officeooo:paragraph-rsid="00cd55f7" style:font-size-asian="8pt" style:font-weight-asian="normal" style:font-size-complex="8pt" style:font-weight-complex="normal"/>
    </style:style>
    <style:style style:name="P38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c79dee" officeooo:paragraph-rsid="00c79dee" style:font-size-asian="8pt" style:font-weight-asian="normal" style:font-size-complex="8pt" style:font-weight-complex="normal"/>
    </style:style>
    <style:style style:name="P39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c79dee" officeooo:paragraph-rsid="00cd55f7" style:font-size-asian="8pt" style:font-weight-asian="normal" style:font-size-complex="8pt" style:font-weight-complex="normal"/>
    </style:style>
    <style:style style:name="P40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6547" officeooo:paragraph-rsid="00c59199" style:font-size-asian="8pt" style:font-weight-asian="normal" style:font-size-complex="8pt" style:font-weight-complex="normal"/>
    </style:style>
    <style:style style:name="P41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6547" officeooo:paragraph-rsid="00cd55f7" style:font-size-asian="8pt" style:font-weight-asian="normal" style:font-size-complex="8pt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5add32" officeooo:paragraph-rsid="00a3ec07" style:font-name-asian="Nimbus Mono L" style:font-size-asian="8pt" style:font-weight-asian="normal" style:font-name-complex="Liberation Mono" style:font-size-complex="8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color="#000000" style:font-name="Liberation Sans" fo:font-size="8pt" officeooo:paragraph-rsid="004e1ffd" style:font-name-asian="Nimbus Mono L" style:font-size-asian="8pt" style:font-name-complex="Liberation Mono" style:font-size-complex="8pt"/>
    </style:style>
    <style:style style:name="P44" style:family="paragraph" style:parent-style-name="Preformatted_20_Text">
      <style:paragraph-properties fo:text-align="center" style:justify-single-word="false"/>
      <style:text-properties style:font-name="Liberation Sans" fo:font-size="8pt" fo:font-weight="bold" officeooo:rsid="00cec75b" officeooo:paragraph-rsid="00cd55f7" style:font-size-asian="8pt" style:font-weight-asian="bold" style:font-size-complex="8pt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style:font-name="Liberation Sans" fo:font-size="8pt" officeooo:rsid="00cfe899" officeooo:paragraph-rsid="004e1ffd" style:font-size-asian="8pt" style:font-size-complex="8pt"/>
    </style:style>
    <style:style style:name="P46" style:family="paragraph" style:parent-style-name="Preformatted_20_Text">
      <style:paragraph-properties fo:text-align="start" style:justify-single-word="false"/>
      <style:text-properties style:font-name="Liberation Sans" fo:font-size="8pt" officeooo:paragraph-rsid="005ec2ad" style:font-size-asian="8pt" style:font-size-complex="8pt"/>
    </style:style>
    <style:style style:name="P47" style:family="paragraph" style:parent-style-name="Preformatted_20_Text">
      <style:paragraph-properties fo:text-align="start" style:justify-single-word="false"/>
      <style:text-properties style:font-name="Liberation Sans" fo:font-size="8pt" officeooo:paragraph-rsid="005e5852" style:font-size-asian="8pt" style:font-size-complex="8pt"/>
    </style:style>
    <style:style style:name="P48" style:family="paragraph" style:parent-style-name="Preformatted_20_Text">
      <style:paragraph-properties fo:text-align="start" style:justify-single-word="false"/>
      <style:text-properties style:font-name="Liberation Sans" fo:font-size="8pt" officeooo:paragraph-rsid="00cd55f7" style:font-size-asian="8pt" style:font-size-complex="8pt"/>
    </style:style>
    <style:style style:name="T1" style:family="text">
      <style:text-properties fo:color="#000000" fo:font-weight="normal" officeooo:rsid="0042ecd2" style:font-weight-asian="normal" style:font-weight-complex="normal"/>
    </style:style>
    <style:style style:name="T2" style:family="text">
      <style:text-properties fo:color="#000000" fo:font-weight="normal" officeooo:rsid="0096ceab" style:font-weight-asian="normal" style:font-weight-complex="normal"/>
    </style:style>
    <style:style style:name="T3" style:family="text">
      <style:text-properties fo:color="#000000" style:font-name="Liberation Sans" fo:font-size="6pt" fo:font-weight="normal" officeooo:rsid="005add32" style:font-size-asian="6pt" style:font-weight-asian="normal" style:font-size-complex="6pt" style:font-weight-complex="normal"/>
    </style:style>
    <style:style style:name="T4" style:family="text">
      <style:text-properties fo:color="#000000" style:font-name="Liberation Sans" fo:font-size="6pt" fo:font-weight="normal" officeooo:rsid="0042ecd2" style:font-size-asian="6pt" style:font-weight-asian="normal" style:font-size-complex="6pt" style:font-weight-complex="normal"/>
    </style:style>
    <style:style style:name="T5" style:family="text">
      <style:text-properties fo:color="#000000" style:font-name="Liberation Sans" fo:font-size="6pt" fo:font-weight="normal" officeooo:rsid="007e27ea" style:font-size-asian="6pt" style:font-weight-asian="normal" style:font-size-complex="6pt" style:font-weight-complex="normal"/>
    </style:style>
    <style:style style:name="T6" style:family="text">
      <style:text-properties fo:color="#000000" style:font-name="Liberation Sans" fo:font-size="6pt" fo:font-weight="normal" officeooo:rsid="0038e501" style:font-size-asian="6pt" style:font-weight-asian="normal" style:font-size-complex="6pt" style:font-weight-complex="normal"/>
    </style:style>
    <style:style style:name="T7" style:family="text">
      <style:text-properties fo:color="#000000" style:font-name="Liberation Sans" fo:font-size="6pt" fo:font-weight="normal" officeooo:rsid="002f6647" style:font-size-asian="6pt" style:font-weight-asian="normal" style:font-size-complex="6pt" style:font-weight-complex="normal"/>
    </style:style>
    <style:style style:name="T8" style:family="text">
      <style:text-properties fo:color="#000000" style:font-name="Liberation Sans" fo:font-size="6pt" fo:font-weight="normal" officeooo:rsid="0096ceab" style:font-size-asian="6pt" style:font-weight-asian="normal" style:font-size-complex="6pt" style:font-weight-complex="normal"/>
    </style:style>
    <style:style style:name="T9" style:family="text">
      <style:text-properties fo:color="#000000" style:font-name="Liberation Sans" fo:font-size="6pt" fo:font-weight="normal" officeooo:rsid="00aaba7e" style:font-size-asian="6pt" style:font-weight-asian="normal" style:font-size-complex="6pt" style:font-weight-complex="normal"/>
    </style:style>
    <style:style style:name="T10" style:family="text">
      <style:text-properties fo:color="#000000" style:font-name="Liberation Sans" fo:font-size="6pt" fo:font-weight="normal" officeooo:rsid="00b3a9ef" style:font-size-asian="6pt" style:font-weight-asian="normal" style:font-size-complex="6pt" style:font-weight-complex="normal"/>
    </style:style>
    <style:style style:name="T11" style:family="text">
      <style:text-properties fo:color="#000000" style:font-name="Liberation Sans" fo:font-size="6pt" fo:font-weight="normal" officeooo:rsid="00b8505c" style:font-size-asian="6pt" style:font-weight-asian="normal" style:font-size-complex="6pt" style:font-weight-complex="normal"/>
    </style:style>
    <style:style style:name="T12" style:family="text">
      <style:text-properties fo:color="#000000" style:font-name="Liberation Sans" fo:font-size="6pt" fo:font-weight="normal" officeooo:rsid="00c79dee" style:font-size-asian="6pt" style:font-weight-asian="normal" style:font-size-complex="6pt" style:font-weight-complex="normal"/>
    </style:style>
    <style:style style:name="T13" style:family="text">
      <style:text-properties fo:color="#000000" style:font-name="Liberation Sans" fo:font-size="6pt" fo:font-weight="normal" officeooo:rsid="00cc02ac" style:font-size-asian="6pt" style:font-weight-asian="normal" style:font-size-complex="6pt" style:font-weight-complex="normal"/>
    </style:style>
    <style:style style:name="T14" style:family="text">
      <style:text-properties fo:color="#000000" style:font-name="Liberation Sans" fo:font-size="6pt" fo:font-weight="normal" officeooo:rsid="00d2c11f" style:font-size-asian="6pt" style:font-weight-asian="normal" style:font-size-complex="6pt" style:font-weight-complex="normal"/>
    </style:style>
    <style:style style:name="T15" style:family="text">
      <style:text-properties fo:color="#000000" style:font-name="Liberation Sans" fo:font-size="6pt" fo:font-weight="normal" officeooo:rsid="00cd77da" style:font-size-asian="6pt" style:font-weight-asian="normal" style:font-size-complex="6pt" style:font-weight-complex="normal"/>
    </style:style>
    <style:style style:name="T16" style:family="text">
      <style:text-properties fo:color="#000000" style:font-name="Liberation Sans" fo:font-size="6pt" fo:font-weight="normal" officeooo:rsid="00d7d15a" style:font-size-asian="6pt" style:font-weight-asian="normal" style:font-size-complex="6pt" style:font-weight-complex="normal"/>
    </style:style>
    <style:style style:name="T17" style:family="text">
      <style:text-properties fo:color="#000000" style:font-name="Liberation Sans" fo:font-size="6pt" fo:font-weight="normal" officeooo:rsid="00da4ac3" style:font-size-asian="6pt" style:font-weight-asian="normal" style:font-size-complex="6pt" style:font-weight-complex="normal"/>
    </style:style>
    <style:style style:name="T18" style:family="text">
      <style:text-properties fo:color="#000000" style:font-name="Liberation Sans" fo:font-size="6pt" fo:font-weight="normal" officeooo:rsid="00dd4319" style:font-size-asian="6pt" style:font-weight-asian="normal" style:font-size-complex="6pt" style:font-weight-complex="normal"/>
    </style:style>
    <style:style style:name="T19" style:family="text">
      <style:text-properties fo:color="#000000" style:font-name="Liberation Sans" fo:font-size="6pt" fo:font-weight="normal" officeooo:rsid="00a47692" style:font-name-asian="Nimbus Mono L" style:font-size-asian="6pt" style:font-weight-asian="normal" style:font-name-complex="Liberation Mono" style:font-size-complex="6pt" style:font-weight-complex="normal"/>
    </style:style>
    <style:style style:name="T20" style:family="text">
      <style:text-properties fo:color="#000000" style:font-name="Liberation Sans" fo:font-size="6pt" fo:font-weight="bold" officeooo:rsid="00228854" style:font-size-asian="6pt" style:font-weight-asian="bold" style:font-size-complex="6pt" style:font-weight-complex="bold"/>
    </style:style>
    <style:style style:name="T21" style:family="text">
      <style:text-properties fo:color="#000000" style:font-name="Liberation Sans" fo:font-size="6pt" fo:font-weight="bold" officeooo:rsid="0096ceab" style:font-size-asian="6pt" style:font-weight-asian="bold" style:font-size-complex="6pt" style:font-weight-complex="bold"/>
    </style:style>
    <style:style style:name="T22" style:family="text">
      <style:text-properties fo:color="#000000" style:font-name="Liberation Sans" fo:font-size="6pt" fo:font-weight="bold" officeooo:rsid="002f6647" style:font-size-asian="6pt" style:font-weight-asian="bold" style:font-size-complex="6pt" style:font-weight-complex="bold"/>
    </style:style>
    <style:style style:name="T23" style:family="text">
      <style:text-properties fo:color="#000000" style:font-name="Liberation Sans" fo:font-weight="bold" officeooo:rsid="00228854" style:font-weight-asian="bold" style:font-weight-complex="bold"/>
    </style:style>
    <style:style style:name="T24" style:family="text">
      <style:text-properties fo:color="#000000" style:font-name="Liberation Sans" fo:font-weight="bold" officeooo:rsid="0096ceab" style:font-weight-asian="bold" style:font-weight-complex="bold"/>
    </style:style>
    <style:style style:name="T25" style:family="text">
      <style:text-properties fo:color="#000000" style:font-name="Liberation Sans" fo:font-weight="bold" officeooo:rsid="002f6647" style:font-weight-asian="bold" style:font-weight-complex="bold"/>
    </style:style>
    <style:style style:name="T26" style:family="text">
      <style:text-properties fo:color="#000000" style:font-name="Liberation Sans" fo:font-weight="normal" officeooo:rsid="002f6647" style:font-weight-asian="normal" style:font-weight-complex="normal"/>
    </style:style>
    <style:style style:name="T27" style:family="text">
      <style:text-properties fo:color="#000000" style:font-name="Liberation Sans" fo:font-weight="normal" officeooo:rsid="00d7d15a" style:font-weight-asian="normal" style:font-weight-complex="normal"/>
    </style:style>
    <style:style style:name="T28" style:family="text">
      <style:text-properties fo:color="#000000" style:font-name="Liberation Sans" fo:font-weight="normal" officeooo:rsid="0096ceab" style:font-weight-asian="normal" style:font-weight-complex="normal"/>
    </style:style>
    <style:style style:name="T29" style:family="text">
      <style:text-properties fo:color="#000000" style:font-name="Liberation Sans" fo:font-weight="normal" officeooo:rsid="005add32" style:font-weight-asian="normal" style:font-weight-complex="normal"/>
    </style:style>
    <style:style style:name="T30" style:family="text">
      <style:text-properties fo:color="#000000" style:font-name="Liberation Sans" fo:font-weight="normal" officeooo:rsid="0042ecd2" style:font-weight-asian="normal" style:font-weight-complex="normal"/>
    </style:style>
    <style:style style:name="T31" style:family="text">
      <style:text-properties fo:color="#000000" style:font-name="Liberation Sans" fo:font-weight="normal" officeooo:rsid="007e27ea" style:font-weight-asian="normal" style:font-weight-complex="normal"/>
    </style:style>
    <style:style style:name="T32" style:family="text">
      <style:text-properties fo:color="#000000" style:font-name="Liberation Sans" fo:font-weight="normal" officeooo:rsid="0038e501" style:font-weight-asian="normal" style:font-weight-complex="normal"/>
    </style:style>
    <style:style style:name="T33" style:family="text">
      <style:text-properties fo:color="#000000" style:font-name="Liberation Sans" fo:font-weight="normal" officeooo:rsid="00aaba7e" style:font-weight-asian="normal" style:font-weight-complex="normal"/>
    </style:style>
    <style:style style:name="T34" style:family="text">
      <style:text-properties fo:color="#000000" style:font-name="Liberation Sans" fo:font-weight="normal" officeooo:rsid="00b3a9ef" style:font-weight-asian="normal" style:font-weight-complex="normal"/>
    </style:style>
    <style:style style:name="T35" style:family="text">
      <style:text-properties fo:color="#000000" style:font-name="Liberation Sans" fo:font-weight="normal" officeooo:rsid="00cc02ac" style:font-weight-asian="normal" style:font-weight-complex="normal"/>
    </style:style>
    <style:style style:name="T36" style:family="text">
      <style:text-properties fo:color="#000000" style:font-name="Liberation Sans" fo:font-weight="normal" officeooo:rsid="00b8505c" style:font-weight-asian="normal" style:font-weight-complex="normal"/>
    </style:style>
    <style:style style:name="T37" style:family="text">
      <style:text-properties fo:color="#000000" style:font-name="Liberation Sans" fo:font-weight="normal" officeooo:rsid="00c79dee" style:font-weight-asian="normal" style:font-weight-complex="normal"/>
    </style:style>
    <style:style style:name="T38" style:family="text">
      <style:text-properties fo:color="#000000" style:font-name="Liberation Sans" fo:font-weight="normal" officeooo:rsid="00dd4319" style:font-weight-asian="normal" style:font-weight-complex="normal"/>
    </style:style>
    <style:style style:name="T39" style:family="text">
      <style:text-properties fo:color="#000000" style:font-name="Liberation Sans" fo:font-weight="normal" officeooo:rsid="00d2c11f" style:font-weight-asian="normal" style:font-weight-complex="normal"/>
    </style:style>
    <style:style style:name="T40" style:family="text">
      <style:text-properties fo:color="#000000" style:font-name="Liberation Sans" fo:font-weight="normal" officeooo:rsid="00da4ac3" style:font-weight-asian="normal" style:font-weight-complex="normal"/>
    </style:style>
    <style:style style:name="T41" style:family="text">
      <style:text-properties fo:color="#000000" style:font-name="Liberation Sans" fo:font-weight="normal" officeooo:rsid="00cd77da" style:font-weight-asian="normal" style:font-weight-complex="normal"/>
    </style:style>
    <style:style style:name="T42" style:family="text">
      <style:text-properties fo:color="#000000" style:font-name="Liberation Sans" fo:font-weight="normal" officeooo:rsid="00a47692" style:font-name-asian="Nimbus Mono L" style:font-weight-asian="normal" style:font-name-complex="Liberation Mono" style:font-weight-complex="normal"/>
    </style:style>
    <style:style style:name="T43" style:family="text">
      <style:text-properties fo:color="#000000" style:font-name="Liberation Sans" fo:font-size="7pt" fo:font-weight="bold" officeooo:rsid="00228854" style:font-size-asian="7pt" style:font-weight-asian="bold" style:font-size-complex="7pt" style:font-weight-complex="bold"/>
    </style:style>
    <style:style style:name="T44" style:family="text">
      <style:text-properties fo:color="#000000" style:font-name="Liberation Sans" fo:font-size="7pt" fo:font-weight="bold" officeooo:rsid="0096ceab" style:font-size-asian="7pt" style:font-weight-asian="bold" style:font-size-complex="7pt" style:font-weight-complex="bold"/>
    </style:style>
    <style:style style:name="T45" style:family="text">
      <style:text-properties fo:color="#000000" style:font-name="Liberation Sans" fo:font-size="7pt" fo:font-weight="bold" officeooo:rsid="002f6647" style:font-size-asian="7pt" style:font-weight-asian="bold" style:font-size-complex="7pt" style:font-weight-complex="bold"/>
    </style:style>
    <style:style style:name="T46" style:family="text">
      <style:text-properties fo:color="#000000" style:font-name="Liberation Sans" fo:font-size="7pt" fo:font-weight="normal" officeooo:rsid="002f6647" style:font-size-asian="7pt" style:font-weight-asian="normal" style:font-size-complex="7pt" style:font-weight-complex="normal"/>
    </style:style>
    <style:style style:name="T47" style:family="text">
      <style:text-properties fo:color="#000000" style:font-name="Liberation Sans" fo:font-size="7pt" fo:font-weight="normal" officeooo:rsid="00d7d15a" style:font-size-asian="7pt" style:font-weight-asian="normal" style:font-size-complex="7pt" style:font-weight-complex="normal"/>
    </style:style>
    <style:style style:name="T48" style:family="text">
      <style:text-properties fo:color="#000000" style:font-name="Liberation Sans" fo:font-size="7pt" fo:font-weight="normal" officeooo:rsid="0096ceab" style:font-size-asian="7pt" style:font-weight-asian="normal" style:font-size-complex="7pt" style:font-weight-complex="normal"/>
    </style:style>
    <style:style style:name="T49" style:family="text">
      <style:text-properties fo:color="#000000" style:font-name="Liberation Sans" fo:font-size="7pt" fo:font-weight="normal" officeooo:rsid="005add32" style:font-size-asian="7pt" style:font-weight-asian="normal" style:font-size-complex="7pt" style:font-weight-complex="normal"/>
    </style:style>
    <style:style style:name="T50" style:family="text">
      <style:text-properties fo:color="#000000" style:font-name="Liberation Sans" fo:font-size="7pt" fo:font-weight="normal" officeooo:rsid="0042ecd2" style:font-size-asian="7pt" style:font-weight-asian="normal" style:font-size-complex="7pt" style:font-weight-complex="normal"/>
    </style:style>
    <style:style style:name="T51" style:family="text">
      <style:text-properties fo:color="#000000" style:font-name="Liberation Sans" fo:font-size="7pt" fo:font-weight="normal" officeooo:rsid="007e27ea" style:font-size-asian="7pt" style:font-weight-asian="normal" style:font-size-complex="7pt" style:font-weight-complex="normal"/>
    </style:style>
    <style:style style:name="T52" style:family="text">
      <style:text-properties fo:color="#000000" style:font-name="Liberation Sans" fo:font-size="7pt" fo:font-weight="normal" officeooo:rsid="0038e501" style:font-size-asian="7pt" style:font-weight-asian="normal" style:font-size-complex="7pt" style:font-weight-complex="normal"/>
    </style:style>
    <style:style style:name="T53" style:family="text">
      <style:text-properties fo:color="#000000" style:font-name="Liberation Sans" fo:font-size="7pt" fo:font-weight="normal" officeooo:rsid="00aaba7e" style:font-size-asian="7pt" style:font-weight-asian="normal" style:font-size-complex="7pt" style:font-weight-complex="normal"/>
    </style:style>
    <style:style style:name="T54" style:family="text">
      <style:text-properties fo:color="#000000" style:font-name="Liberation Sans" fo:font-size="7pt" fo:font-weight="normal" officeooo:rsid="00b3a9ef" style:font-size-asian="7pt" style:font-weight-asian="normal" style:font-size-complex="7pt" style:font-weight-complex="normal"/>
    </style:style>
    <style:style style:name="T55" style:family="text">
      <style:text-properties fo:color="#000000" style:font-name="Liberation Sans" fo:font-size="7pt" fo:font-weight="normal" officeooo:rsid="00cc02ac" style:font-size-asian="7pt" style:font-weight-asian="normal" style:font-size-complex="7pt" style:font-weight-complex="normal"/>
    </style:style>
    <style:style style:name="T56" style:family="text">
      <style:text-properties fo:color="#000000" style:font-name="Liberation Sans" fo:font-size="7pt" fo:font-weight="normal" officeooo:rsid="00b8505c" style:font-size-asian="7pt" style:font-weight-asian="normal" style:font-size-complex="7pt" style:font-weight-complex="normal"/>
    </style:style>
    <style:style style:name="T57" style:family="text">
      <style:text-properties fo:color="#000000" style:font-name="Liberation Sans" fo:font-size="7pt" fo:font-weight="normal" officeooo:rsid="00c79dee" style:font-size-asian="7pt" style:font-weight-asian="normal" style:font-size-complex="7pt" style:font-weight-complex="normal"/>
    </style:style>
    <style:style style:name="T58" style:family="text">
      <style:text-properties fo:color="#000000" style:font-name="Liberation Sans" fo:font-size="7pt" fo:font-weight="normal" officeooo:rsid="00dd4319" style:font-size-asian="7pt" style:font-weight-asian="normal" style:font-size-complex="7pt" style:font-weight-complex="normal"/>
    </style:style>
    <style:style style:name="T59" style:family="text">
      <style:text-properties fo:color="#000000" style:font-name="Liberation Sans" fo:font-size="7pt" fo:font-weight="normal" officeooo:rsid="00d2c11f" style:font-size-asian="7pt" style:font-weight-asian="normal" style:font-size-complex="7pt" style:font-weight-complex="normal"/>
    </style:style>
    <style:style style:name="T60" style:family="text">
      <style:text-properties fo:color="#000000" style:font-name="Liberation Sans" fo:font-size="7pt" fo:font-weight="normal" officeooo:rsid="00da4ac3" style:font-size-asian="7pt" style:font-weight-asian="normal" style:font-size-complex="7pt" style:font-weight-complex="normal"/>
    </style:style>
    <style:style style:name="T61" style:family="text">
      <style:text-properties fo:color="#000000" style:font-name="Liberation Sans" fo:font-size="7pt" fo:font-weight="normal" officeooo:rsid="00cd77da" style:font-size-asian="7pt" style:font-weight-asian="normal" style:font-size-complex="7pt" style:font-weight-complex="normal"/>
    </style:style>
    <style:style style:name="T62" style:family="text">
      <style:text-properties fo:color="#000000" style:font-name="Liberation Sans" fo:font-size="7pt" fo:font-weight="normal" officeooo:rsid="00a47692" style:font-name-asian="Nimbus Mono L" style:font-size-asian="7pt" style:font-weight-asian="normal" style:font-name-complex="Liberation Mono" style:font-size-complex="7pt" style:font-weight-complex="normal"/>
    </style:style>
    <style:style style:name="T63" style:family="text">
      <style:text-properties fo:color="#000000" fo:font-size="7pt" fo:font-weight="bold" officeooo:rsid="00228854" style:font-size-asian="7pt" style:font-weight-asian="bold" style:font-size-complex="7pt" style:font-weight-complex="bold"/>
    </style:style>
    <style:style style:name="T64" style:family="text">
      <style:text-properties fo:color="#000000" fo:font-size="7pt" fo:font-weight="bold" officeooo:rsid="0096ceab" style:font-size-asian="7pt" style:font-weight-asian="bold" style:font-size-complex="7pt" style:font-weight-complex="bold"/>
    </style:style>
    <style:style style:name="T65" style:family="text">
      <style:text-properties fo:color="#000000" fo:font-size="7pt" fo:font-weight="bold" officeooo:rsid="002f6647" style:font-size-asian="7pt" style:font-weight-asian="bold" style:font-size-complex="7pt" style:font-weight-complex="bold"/>
    </style:style>
    <style:style style:name="T66" style:family="text">
      <style:text-properties fo:color="#000000" fo:font-size="7pt" fo:font-weight="normal" officeooo:rsid="002f6647" style:font-size-asian="7pt" style:font-weight-asian="normal" style:font-size-complex="7pt" style:font-weight-complex="normal"/>
    </style:style>
    <style:style style:name="T67" style:family="text">
      <style:text-properties fo:color="#000000" fo:font-size="7pt" fo:font-weight="normal" officeooo:rsid="00d7d15a" style:font-size-asian="7pt" style:font-weight-asian="normal" style:font-size-complex="7pt" style:font-weight-complex="normal"/>
    </style:style>
    <style:style style:name="T68" style:family="text">
      <style:text-properties fo:color="#000000" fo:font-size="7pt" fo:font-weight="normal" officeooo:rsid="0096ceab" style:font-size-asian="7pt" style:font-weight-asian="normal" style:font-size-complex="7pt" style:font-weight-complex="normal"/>
    </style:style>
    <style:style style:name="T69" style:family="text">
      <style:text-properties fo:color="#000000" fo:font-size="7pt" fo:font-weight="normal" officeooo:rsid="005add32" style:font-size-asian="7pt" style:font-weight-asian="normal" style:font-size-complex="7pt" style:font-weight-complex="normal"/>
    </style:style>
    <style:style style:name="T70" style:family="text">
      <style:text-properties fo:color="#000000" fo:font-size="7pt" fo:font-weight="normal" officeooo:rsid="0042ecd2" style:font-size-asian="7pt" style:font-weight-asian="normal" style:font-size-complex="7pt" style:font-weight-complex="normal"/>
    </style:style>
    <style:style style:name="T71" style:family="text">
      <style:text-properties fo:color="#000000" fo:font-size="7pt" fo:font-weight="normal" officeooo:rsid="007e27ea" style:font-size-asian="7pt" style:font-weight-asian="normal" style:font-size-complex="7pt" style:font-weight-complex="normal"/>
    </style:style>
    <style:style style:name="T72" style:family="text">
      <style:text-properties fo:color="#000000" fo:font-size="7pt" fo:font-weight="normal" officeooo:rsid="0038e501" style:font-size-asian="7pt" style:font-weight-asian="normal" style:font-size-complex="7pt" style:font-weight-complex="normal"/>
    </style:style>
    <style:style style:name="T73" style:family="text">
      <style:text-properties fo:color="#000000" fo:font-size="7pt" fo:font-weight="normal" officeooo:rsid="00aaba7e" style:font-size-asian="7pt" style:font-weight-asian="normal" style:font-size-complex="7pt" style:font-weight-complex="normal"/>
    </style:style>
    <style:style style:name="T74" style:family="text">
      <style:text-properties fo:color="#000000" fo:font-size="7pt" fo:font-weight="normal" officeooo:rsid="00b3a9ef" style:font-size-asian="7pt" style:font-weight-asian="normal" style:font-size-complex="7pt" style:font-weight-complex="normal"/>
    </style:style>
    <style:style style:name="T75" style:family="text">
      <style:text-properties fo:color="#000000" fo:font-size="7pt" fo:font-weight="normal" officeooo:rsid="00cc02ac" style:font-size-asian="7pt" style:font-weight-asian="normal" style:font-size-complex="7pt" style:font-weight-complex="normal"/>
    </style:style>
    <style:style style:name="T76" style:family="text">
      <style:text-properties fo:color="#000000" fo:font-size="7pt" fo:font-weight="normal" officeooo:rsid="00b8505c" style:font-size-asian="7pt" style:font-weight-asian="normal" style:font-size-complex="7pt" style:font-weight-complex="normal"/>
    </style:style>
    <style:style style:name="T77" style:family="text">
      <style:text-properties fo:color="#000000" fo:font-size="7pt" fo:font-weight="normal" officeooo:rsid="00c79dee" style:font-size-asian="7pt" style:font-weight-asian="normal" style:font-size-complex="7pt" style:font-weight-complex="normal"/>
    </style:style>
    <style:style style:name="T78" style:family="text">
      <style:text-properties fo:color="#000000" fo:font-size="7pt" fo:font-weight="normal" officeooo:rsid="00dd4319" style:font-size-asian="7pt" style:font-weight-asian="normal" style:font-size-complex="7pt" style:font-weight-complex="normal"/>
    </style:style>
    <style:style style:name="T79" style:family="text">
      <style:text-properties fo:color="#000000" fo:font-size="7pt" fo:font-weight="normal" officeooo:rsid="00d2c11f" style:font-size-asian="7pt" style:font-weight-asian="normal" style:font-size-complex="7pt" style:font-weight-complex="normal"/>
    </style:style>
    <style:style style:name="T80" style:family="text">
      <style:text-properties fo:color="#000000" fo:font-size="7pt" fo:font-weight="normal" officeooo:rsid="00da4ac3" style:font-size-asian="7pt" style:font-weight-asian="normal" style:font-size-complex="7pt" style:font-weight-complex="normal"/>
    </style:style>
    <style:style style:name="T81" style:family="text">
      <style:text-properties fo:color="#000000" fo:font-size="7pt" fo:font-weight="normal" officeooo:rsid="00cd77da" style:font-size-asian="7pt" style:font-weight-asian="normal" style:font-size-complex="7pt" style:font-weight-complex="normal"/>
    </style:style>
    <style:style style:name="T82" style:family="text">
      <style:text-properties fo:color="#000000" fo:font-size="7pt" fo:font-weight="normal" officeooo:rsid="00a47692" style:font-name-asian="Nimbus Mono L" style:font-size-asian="7pt" style:font-weight-asian="normal" style:font-name-complex="Liberation Mono" style:font-size-complex="7pt" style:font-weight-complex="normal"/>
    </style:style>
    <style:style style:name="T83" style:family="text">
      <style:text-properties fo:color="#000000" style:font-name="Liberation Sans" fo:font-size="7pt" fo:font-weight="bold" officeooo:rsid="00228854" style:font-size-asian="7pt" style:font-weight-asian="bold" style:font-size-complex="7pt" style:font-weight-complex="bold"/>
    </style:style>
    <style:style style:name="T84" style:family="text">
      <style:text-properties fo:color="#000000" style:font-name="Liberation Sans" fo:font-size="7pt" fo:font-weight="bold" officeooo:rsid="0096ceab" style:font-size-asian="7pt" style:font-weight-asian="bold" style:font-size-complex="7pt" style:font-weight-complex="bold"/>
    </style:style>
    <style:style style:name="T85" style:family="text">
      <style:text-properties fo:color="#000000" style:font-name="Liberation Sans" fo:font-size="7pt" fo:font-weight="bold" officeooo:rsid="002f6647" style:font-size-asian="7pt" style:font-weight-asian="bold" style:font-size-complex="7pt" style:font-weight-complex="bold"/>
    </style:style>
    <style:style style:name="T86" style:family="text">
      <style:text-properties fo:color="#000000" style:font-name="Liberation Sans" fo:font-size="7pt" fo:font-weight="normal" officeooo:rsid="002f6647" style:font-size-asian="7pt" style:font-weight-asian="normal" style:font-size-complex="7pt" style:font-weight-complex="normal"/>
    </style:style>
    <style:style style:name="T87" style:family="text">
      <style:text-properties fo:color="#000000" style:font-name="Liberation Sans" fo:font-size="7pt" fo:font-weight="normal" officeooo:rsid="00d7d15a" style:font-size-asian="7pt" style:font-weight-asian="normal" style:font-size-complex="7pt" style:font-weight-complex="normal"/>
    </style:style>
    <style:style style:name="T88" style:family="text">
      <style:text-properties fo:color="#000000" style:font-name="Liberation Sans" fo:font-size="7pt" fo:font-weight="normal" officeooo:rsid="0096ceab" style:font-size-asian="7pt" style:font-weight-asian="normal" style:font-size-complex="7pt" style:font-weight-complex="normal"/>
    </style:style>
    <style:style style:name="T89" style:family="text">
      <style:text-properties fo:color="#000000" style:font-name="Liberation Sans" fo:font-size="7pt" fo:font-weight="normal" officeooo:rsid="005add32" style:font-size-asian="7pt" style:font-weight-asian="normal" style:font-size-complex="7pt" style:font-weight-complex="normal"/>
    </style:style>
    <style:style style:name="T90" style:family="text">
      <style:text-properties fo:color="#000000" style:font-name="Liberation Sans" fo:font-size="7pt" fo:font-weight="normal" officeooo:rsid="0042ecd2" style:font-size-asian="7pt" style:font-weight-asian="normal" style:font-size-complex="7pt" style:font-weight-complex="normal"/>
    </style:style>
    <style:style style:name="T91" style:family="text">
      <style:text-properties fo:color="#000000" style:font-name="Liberation Sans" fo:font-size="7pt" fo:font-weight="normal" officeooo:rsid="007e27ea" style:font-size-asian="7pt" style:font-weight-asian="normal" style:font-size-complex="7pt" style:font-weight-complex="normal"/>
    </style:style>
    <style:style style:name="T92" style:family="text">
      <style:text-properties fo:color="#000000" style:font-name="Liberation Sans" fo:font-size="7pt" fo:font-weight="normal" officeooo:rsid="0038e501" style:font-size-asian="7pt" style:font-weight-asian="normal" style:font-size-complex="7pt" style:font-weight-complex="normal"/>
    </style:style>
    <style:style style:name="T93" style:family="text">
      <style:text-properties fo:color="#000000" style:font-name="Liberation Sans" fo:font-size="7pt" fo:font-weight="normal" officeooo:rsid="00aaba7e" style:font-size-asian="7pt" style:font-weight-asian="normal" style:font-size-complex="7pt" style:font-weight-complex="normal"/>
    </style:style>
    <style:style style:name="T94" style:family="text">
      <style:text-properties fo:color="#000000" style:font-name="Liberation Sans" fo:font-size="7pt" fo:font-weight="normal" officeooo:rsid="00b3a9ef" style:font-size-asian="7pt" style:font-weight-asian="normal" style:font-size-complex="7pt" style:font-weight-complex="normal"/>
    </style:style>
    <style:style style:name="T95" style:family="text">
      <style:text-properties fo:color="#000000" style:font-name="Liberation Sans" fo:font-size="7pt" fo:font-weight="normal" officeooo:rsid="00cc02ac" style:font-size-asian="7pt" style:font-weight-asian="normal" style:font-size-complex="7pt" style:font-weight-complex="normal"/>
    </style:style>
    <style:style style:name="T96" style:family="text">
      <style:text-properties fo:color="#000000" style:font-name="Liberation Sans" fo:font-size="7pt" fo:font-weight="normal" officeooo:rsid="00b8505c" style:font-size-asian="7pt" style:font-weight-asian="normal" style:font-size-complex="7pt" style:font-weight-complex="normal"/>
    </style:style>
    <style:style style:name="T97" style:family="text">
      <style:text-properties fo:color="#000000" style:font-name="Liberation Sans" fo:font-size="7pt" fo:font-weight="normal" officeooo:rsid="00c79dee" style:font-size-asian="7pt" style:font-weight-asian="normal" style:font-size-complex="7pt" style:font-weight-complex="normal"/>
    </style:style>
    <style:style style:name="T98" style:family="text">
      <style:text-properties fo:color="#000000" style:font-name="Liberation Sans" fo:font-size="7pt" fo:font-weight="normal" officeooo:rsid="00dd4319" style:font-size-asian="7pt" style:font-weight-asian="normal" style:font-size-complex="7pt" style:font-weight-complex="normal"/>
    </style:style>
    <style:style style:name="T99" style:family="text">
      <style:text-properties fo:color="#000000" style:font-name="Liberation Sans" fo:font-size="7pt" fo:font-weight="normal" officeooo:rsid="00d2c11f" style:font-size-asian="7pt" style:font-weight-asian="normal" style:font-size-complex="7pt" style:font-weight-complex="normal"/>
    </style:style>
    <style:style style:name="T100" style:family="text">
      <style:text-properties fo:color="#000000" style:font-name="Liberation Sans" fo:font-size="7pt" fo:font-weight="normal" officeooo:rsid="00da4ac3" style:font-size-asian="7pt" style:font-weight-asian="normal" style:font-size-complex="7pt" style:font-weight-complex="normal"/>
    </style:style>
    <style:style style:name="T101" style:family="text">
      <style:text-properties fo:color="#000000" style:font-name="Liberation Sans" fo:font-size="7pt" fo:font-weight="normal" officeooo:rsid="00cd77da" style:font-size-asian="7pt" style:font-weight-asian="normal" style:font-size-complex="7pt" style:font-weight-complex="normal"/>
    </style:style>
    <style:style style:name="T102" style:family="text">
      <style:text-properties fo:color="#000000" style:font-name="Liberation Sans" fo:font-size="7pt" fo:font-weight="normal" officeooo:rsid="00a47692" style:font-name-asian="Nimbus Mono L" style:font-size-asian="7pt" style:font-weight-asian="normal" style:font-name-complex="Liberation Mono" style:font-size-complex="7pt" style:font-weight-complex="normal"/>
    </style:style>
    <style:style style:name="T103" style:family="text">
      <style:text-properties fo:color="#000000" style:font-name="Liberation Sans" fo:font-weight="bold" officeooo:rsid="00228854" style:font-weight-asian="bold" style:font-weight-complex="bold"/>
    </style:style>
    <style:style style:name="T104" style:family="text">
      <style:text-properties fo:color="#000000" style:font-name="Liberation Sans" fo:font-weight="bold" officeooo:rsid="0096ceab" style:font-weight-asian="bold" style:font-weight-complex="bold"/>
    </style:style>
    <style:style style:name="T105" style:family="text">
      <style:text-properties fo:color="#000000" style:font-name="Liberation Sans" fo:font-weight="bold" officeooo:rsid="002f6647" style:font-weight-asian="bold" style:font-weight-complex="bold"/>
    </style:style>
    <style:style style:name="T106" style:family="text">
      <style:text-properties fo:color="#000000" style:font-name="Liberation Sans" fo:font-weight="normal" officeooo:rsid="002f6647" style:font-weight-asian="normal" style:font-weight-complex="normal"/>
    </style:style>
    <style:style style:name="T107" style:family="text">
      <style:text-properties fo:color="#000000" style:font-name="Liberation Sans" fo:font-weight="normal" officeooo:rsid="00d7d15a" style:font-weight-asian="normal" style:font-weight-complex="normal"/>
    </style:style>
    <style:style style:name="T108" style:family="text">
      <style:text-properties fo:color="#000000" style:font-name="Liberation Sans" fo:font-weight="normal" officeooo:rsid="0096ceab" style:font-weight-asian="normal" style:font-weight-complex="normal"/>
    </style:style>
    <style:style style:name="T109" style:family="text">
      <style:text-properties fo:color="#000000" style:font-name="Liberation Sans" fo:font-weight="normal" officeooo:rsid="005add32" style:font-weight-asian="normal" style:font-weight-complex="normal"/>
    </style:style>
    <style:style style:name="T110" style:family="text">
      <style:text-properties fo:color="#000000" style:font-name="Liberation Sans" fo:font-weight="normal" officeooo:rsid="0042ecd2" style:font-weight-asian="normal" style:font-weight-complex="normal"/>
    </style:style>
    <style:style style:name="T111" style:family="text">
      <style:text-properties fo:color="#000000" style:font-name="Liberation Sans" fo:font-weight="normal" officeooo:rsid="007e27ea" style:font-weight-asian="normal" style:font-weight-complex="normal"/>
    </style:style>
    <style:style style:name="T112" style:family="text">
      <style:text-properties fo:color="#000000" style:font-name="Liberation Sans" fo:font-weight="normal" officeooo:rsid="0038e501" style:font-weight-asian="normal" style:font-weight-complex="normal"/>
    </style:style>
    <style:style style:name="T113" style:family="text">
      <style:text-properties fo:color="#000000" style:font-name="Liberation Sans" fo:font-weight="normal" officeooo:rsid="00aaba7e" style:font-weight-asian="normal" style:font-weight-complex="normal"/>
    </style:style>
    <style:style style:name="T114" style:family="text">
      <style:text-properties fo:color="#000000" style:font-name="Liberation Sans" fo:font-weight="normal" officeooo:rsid="00b3a9ef" style:font-weight-asian="normal" style:font-weight-complex="normal"/>
    </style:style>
    <style:style style:name="T115" style:family="text">
      <style:text-properties fo:color="#000000" style:font-name="Liberation Sans" fo:font-weight="normal" officeooo:rsid="00cc02ac" style:font-weight-asian="normal" style:font-weight-complex="normal"/>
    </style:style>
    <style:style style:name="T116" style:family="text">
      <style:text-properties fo:color="#000000" style:font-name="Liberation Sans" fo:font-weight="normal" officeooo:rsid="00b8505c" style:font-weight-asian="normal" style:font-weight-complex="normal"/>
    </style:style>
    <style:style style:name="T117" style:family="text">
      <style:text-properties fo:color="#000000" style:font-name="Liberation Sans" fo:font-weight="normal" officeooo:rsid="00c79dee" style:font-weight-asian="normal" style:font-weight-complex="normal"/>
    </style:style>
    <style:style style:name="T118" style:family="text">
      <style:text-properties fo:color="#000000" style:font-name="Liberation Sans" fo:font-weight="normal" officeooo:rsid="00dd4319" style:font-weight-asian="normal" style:font-weight-complex="normal"/>
    </style:style>
    <style:style style:name="T119" style:family="text">
      <style:text-properties fo:color="#000000" style:font-name="Liberation Sans" fo:font-weight="normal" officeooo:rsid="00d2c11f" style:font-weight-asian="normal" style:font-weight-complex="normal"/>
    </style:style>
    <style:style style:name="T120" style:family="text">
      <style:text-properties fo:color="#000000" style:font-name="Liberation Sans" fo:font-weight="normal" officeooo:rsid="00da4ac3" style:font-weight-asian="normal" style:font-weight-complex="normal"/>
    </style:style>
    <style:style style:name="T121" style:family="text">
      <style:text-properties fo:color="#000000" style:font-name="Liberation Sans" fo:font-weight="normal" officeooo:rsid="00cd77da" style:font-weight-asian="normal" style:font-weight-complex="normal"/>
    </style:style>
    <style:style style:name="T122" style:family="text">
      <style:text-properties fo:color="#000000" style:font-name="Liberation Sans" fo:font-weight="normal" officeooo:rsid="00a47692" style:font-name-asian="Nimbus Mono L" style:font-weight-asian="normal" style:font-name-complex="Liberation Mono" style:font-weight-complex="normal"/>
    </style:style>
    <style:style style:name="T123" style:family="text">
      <style:text-properties fo:color="#000000" style:font-name="Liberation Sans" fo:font-size="8pt" fo:font-weight="bold" officeooo:rsid="00228854" style:font-size-asian="8pt" style:font-weight-asian="bold" style:font-size-complex="8pt" style:font-weight-complex="bold"/>
    </style:style>
    <style:style style:name="T124" style:family="text">
      <style:text-properties fo:color="#000000" style:font-name="Liberation Sans" fo:font-size="8pt" fo:font-weight="bold" officeooo:rsid="0096ceab" style:font-size-asian="8pt" style:font-weight-asian="bold" style:font-size-complex="8pt" style:font-weight-complex="bold"/>
    </style:style>
    <style:style style:name="T125" style:family="text">
      <style:text-properties fo:color="#000000" style:font-name="Liberation Sans" fo:font-size="8pt" fo:font-weight="bold" officeooo:rsid="002f6647" style:font-size-asian="8pt" style:font-weight-asian="bold" style:font-size-complex="8pt" style:font-weight-complex="bold"/>
    </style:style>
    <style:style style:name="T126" style:family="text">
      <style:text-properties fo:color="#000000" style:font-name="Liberation Sans" fo:font-size="8pt" fo:font-weight="normal" officeooo:rsid="002f6647" style:font-size-asian="8pt" style:font-weight-asian="normal" style:font-size-complex="8pt" style:font-weight-complex="normal"/>
    </style:style>
    <style:style style:name="T127" style:family="text">
      <style:text-properties fo:color="#000000" style:font-name="Liberation Sans" fo:font-size="8pt" fo:font-weight="normal" officeooo:rsid="00d7d15a" style:font-size-asian="8pt" style:font-weight-asian="normal" style:font-size-complex="8pt" style:font-weight-complex="normal"/>
    </style:style>
    <style:style style:name="T128" style:family="text">
      <style:text-properties fo:color="#000000" style:font-name="Liberation Sans" fo:font-size="8pt" fo:font-weight="normal" officeooo:rsid="0096ceab" style:font-size-asian="8pt" style:font-weight-asian="normal" style:font-size-complex="8pt" style:font-weight-complex="normal"/>
    </style:style>
    <style:style style:name="T129" style:family="text">
      <style:text-properties fo:color="#000000" style:font-name="Liberation Sans" fo:font-size="8pt" fo:font-weight="normal" officeooo:rsid="005add32" style:font-size-asian="8pt" style:font-weight-asian="normal" style:font-size-complex="8pt" style:font-weight-complex="normal"/>
    </style:style>
    <style:style style:name="T130" style:family="text">
      <style:text-properties fo:color="#000000" style:font-name="Liberation Sans" fo:font-size="8pt" fo:font-weight="normal" officeooo:rsid="0042ecd2" style:font-size-asian="8pt" style:font-weight-asian="normal" style:font-size-complex="8pt" style:font-weight-complex="normal"/>
    </style:style>
    <style:style style:name="T131" style:family="text">
      <style:text-properties fo:color="#000000" style:font-name="Liberation Sans" fo:font-size="8pt" fo:font-weight="normal" officeooo:rsid="007e27ea" style:font-size-asian="8pt" style:font-weight-asian="normal" style:font-size-complex="8pt" style:font-weight-complex="normal"/>
    </style:style>
    <style:style style:name="T132" style:family="text">
      <style:text-properties fo:color="#000000" style:font-name="Liberation Sans" fo:font-size="8pt" fo:font-weight="normal" officeooo:rsid="0038e501" style:font-size-asian="8pt" style:font-weight-asian="normal" style:font-size-complex="8pt" style:font-weight-complex="normal"/>
    </style:style>
    <style:style style:name="T133" style:family="text">
      <style:text-properties fo:color="#000000" style:font-name="Liberation Sans" fo:font-size="8pt" fo:font-weight="normal" officeooo:rsid="00aaba7e" style:font-size-asian="8pt" style:font-weight-asian="normal" style:font-size-complex="8pt" style:font-weight-complex="normal"/>
    </style:style>
    <style:style style:name="T134" style:family="text">
      <style:text-properties fo:color="#000000" style:font-name="Liberation Sans" fo:font-size="8pt" fo:font-weight="normal" officeooo:rsid="00b3a9ef" style:font-size-asian="8pt" style:font-weight-asian="normal" style:font-size-complex="8pt" style:font-weight-complex="normal"/>
    </style:style>
    <style:style style:name="T135" style:family="text">
      <style:text-properties fo:color="#000000" style:font-name="Liberation Sans" fo:font-size="8pt" fo:font-weight="normal" officeooo:rsid="00cc02ac" style:font-size-asian="8pt" style:font-weight-asian="normal" style:font-size-complex="8pt" style:font-weight-complex="normal"/>
    </style:style>
    <style:style style:name="T136" style:family="text">
      <style:text-properties fo:color="#000000" style:font-name="Liberation Sans" fo:font-size="8pt" fo:font-weight="normal" officeooo:rsid="00b8505c" style:font-size-asian="8pt" style:font-weight-asian="normal" style:font-size-complex="8pt" style:font-weight-complex="normal"/>
    </style:style>
    <style:style style:name="T137" style:family="text">
      <style:text-properties fo:color="#000000" style:font-name="Liberation Sans" fo:font-size="8pt" fo:font-weight="normal" officeooo:rsid="00c79dee" style:font-size-asian="8pt" style:font-weight-asian="normal" style:font-size-complex="8pt" style:font-weight-complex="normal"/>
    </style:style>
    <style:style style:name="T138" style:family="text">
      <style:text-properties fo:color="#000000" style:font-name="Liberation Sans" fo:font-size="8pt" fo:font-weight="normal" officeooo:rsid="00dd4319" style:font-size-asian="8pt" style:font-weight-asian="normal" style:font-size-complex="8pt" style:font-weight-complex="normal"/>
    </style:style>
    <style:style style:name="T139" style:family="text">
      <style:text-properties fo:color="#000000" style:font-name="Liberation Sans" fo:font-size="8pt" fo:font-weight="normal" officeooo:rsid="00d2c11f" style:font-size-asian="8pt" style:font-weight-asian="normal" style:font-size-complex="8pt" style:font-weight-complex="normal"/>
    </style:style>
    <style:style style:name="T140" style:family="text">
      <style:text-properties fo:color="#000000" style:font-name="Liberation Sans" fo:font-size="8pt" fo:font-weight="normal" officeooo:rsid="00da4ac3" style:font-size-asian="8pt" style:font-weight-asian="normal" style:font-size-complex="8pt" style:font-weight-complex="normal"/>
    </style:style>
    <style:style style:name="T141" style:family="text">
      <style:text-properties fo:color="#000000" style:font-name="Liberation Sans" fo:font-size="8pt" fo:font-weight="normal" officeooo:rsid="00cd77da" style:font-size-asian="8pt" style:font-weight-asian="normal" style:font-size-complex="8pt" style:font-weight-complex="normal"/>
    </style:style>
    <style:style style:name="T142" style:family="text">
      <style:text-properties fo:color="#000000" style:font-name="Liberation Sans" fo:font-size="8pt" fo:font-weight="normal" officeooo:rsid="00a47692" style:font-name-asian="Nimbus Mono L" style:font-size-asian="8pt" style:font-weight-asian="normal" style:font-name-complex="Liberation Mono" style:font-size-complex="8pt" style:font-weight-complex="normal"/>
    </style:style>
    <style:style style:name="T143" style:family="text">
      <style:text-properties fo:font-weight="bold" officeooo:rsid="0029f3eb" style:font-weight-asian="bold" style:font-weight-complex="bold"/>
    </style:style>
    <style:style style:name="T144" style:family="text">
      <style:text-properties fo:font-weight="normal" officeooo:rsid="0029f3eb" style:font-weight-asian="normal" style:font-weight-complex="normal"/>
    </style:style>
    <style:style style:name="T145" style:family="text">
      <style:text-properties fo:font-weight="normal" officeooo:rsid="00228854" style:font-weight-asian="normal" style:font-weight-complex="normal"/>
    </style:style>
    <style:style style:name="T146" style:family="text">
      <style:text-properties officeooo:rsid="002f6647"/>
    </style:style>
    <style:style style:name="T147" style:family="text">
      <style:text-properties style:font-name="Liberation Sans"/>
    </style:style>
    <style:style style:name="T148" style:family="text">
      <style:text-properties style:font-name="Liberation Sans" fo:font-size="6pt" style:font-size-asian="6pt" style:font-size-complex="6pt"/>
    </style:style>
    <style:style style:name="T149" style:family="text">
      <style:text-properties style:font-name="Liberation Sans" fo:font-size="6pt" officeooo:rsid="00d2f3b4" style:font-size-asian="6pt" style:font-size-complex="6pt"/>
    </style:style>
    <style:style style:name="T150" style:family="text">
      <style:text-properties style:font-name="Liberation Sans" fo:font-size="6pt" officeooo:rsid="004f19be" style:font-size-asian="6pt" style:font-size-complex="6pt"/>
    </style:style>
    <style:style style:name="T151" style:family="text">
      <style:text-properties style:font-name="Liberation Sans" fo:font-size="6pt" officeooo:rsid="00d936c0" style:font-size-asian="6pt" style:font-size-complex="6pt"/>
    </style:style>
    <style:style style:name="T152" style:family="text">
      <style:text-properties style:font-name="Liberation Sans" fo:font-size="6pt" officeooo:rsid="008eb704" style:font-size-asian="6pt" style:font-size-complex="6pt"/>
    </style:style>
    <style:style style:name="T153" style:family="text">
      <style:text-properties style:font-name="Liberation Sans" fo:font-size="6pt" officeooo:rsid="01274abb" style:font-size-asian="6pt" style:font-size-complex="6pt"/>
    </style:style>
    <style:style style:name="T154" style:family="text">
      <style:text-properties style:font-name="Liberation Sans" fo:font-size="6pt" officeooo:rsid="0095159e" style:font-size-asian="6pt" style:font-size-complex="6pt"/>
    </style:style>
    <style:style style:name="T155" style:family="text">
      <style:text-properties style:font-name="Liberation Sans" fo:font-size="6pt" officeooo:rsid="00cfe899" style:font-size-asian="6pt" style:font-size-complex="6pt"/>
    </style:style>
    <style:style style:name="T156" style:family="text">
      <style:text-properties style:font-name="Liberation Sans" fo:font-size="6pt" officeooo:rsid="00d1d8d4" style:font-size-asian="6pt" style:font-size-complex="6pt"/>
    </style:style>
    <style:style style:name="T157" style:family="text">
      <style:text-properties style:font-name="Liberation Sans" fo:font-size="6pt" officeooo:rsid="00d7d15a" style:font-size-asian="6pt" style:font-size-complex="6pt"/>
    </style:style>
    <style:style style:name="T158" style:family="text">
      <style:text-properties style:font-name="Liberation Sans" fo:font-size="6pt" fo:font-weight="normal" officeooo:rsid="006cbde4" style:font-size-asian="6pt" style:font-weight-asian="normal" style:font-size-complex="6pt" style:font-weight-complex="normal"/>
    </style:style>
    <style:style style:name="T159" style:family="text">
      <style:text-properties style:font-name="Liberation Sans" fo:font-size="6pt" fo:font-weight="normal" officeooo:rsid="0097cb37" style:font-size-asian="6pt" style:font-weight-asian="normal" style:font-size-complex="6pt" style:font-weight-complex="normal"/>
    </style:style>
    <style:style style:name="T160" style:family="text">
      <style:text-properties style:font-name="Liberation Sans" fo:font-size="6pt" fo:font-weight="bold" officeooo:rsid="00d9de4e" style:font-size-asian="6pt" style:font-weight-asian="bold" style:font-size-complex="6pt" style:font-weight-complex="bold"/>
    </style:style>
    <style:style style:name="T161" style:family="text">
      <style:text-properties style:font-name="Liberation Sans" officeooo:rsid="00d2f3b4"/>
    </style:style>
    <style:style style:name="T162" style:family="text">
      <style:text-properties style:font-name="Liberation Sans" officeooo:rsid="004f19be"/>
    </style:style>
    <style:style style:name="T163" style:family="text">
      <style:text-properties style:font-name="Liberation Sans" officeooo:rsid="00d936c0"/>
    </style:style>
    <style:style style:name="T164" style:family="text">
      <style:text-properties style:font-name="Liberation Sans" officeooo:rsid="00cfe899"/>
    </style:style>
    <style:style style:name="T165" style:family="text">
      <style:text-properties style:font-name="Liberation Sans" officeooo:rsid="00d7d15a"/>
    </style:style>
    <style:style style:name="T166" style:family="text">
      <style:text-properties style:font-name="Liberation Sans" officeooo:rsid="00d1d8d4"/>
    </style:style>
    <style:style style:name="T167" style:family="text">
      <style:text-properties style:font-name="Liberation Sans" officeooo:rsid="008eb704"/>
    </style:style>
    <style:style style:name="T168" style:family="text">
      <style:text-properties style:font-name="Liberation Sans" officeooo:rsid="0095159e"/>
    </style:style>
    <style:style style:name="T169" style:family="text">
      <style:text-properties style:font-name="Liberation Sans" fo:font-weight="normal" officeooo:rsid="006cbde4" style:font-weight-asian="normal" style:font-weight-complex="normal"/>
    </style:style>
    <style:style style:name="T170" style:family="text">
      <style:text-properties style:font-name="Liberation Sans" fo:font-weight="normal" officeooo:rsid="0097cb37" style:font-weight-asian="normal" style:font-weight-complex="normal"/>
    </style:style>
    <style:style style:name="T171" style:family="text">
      <style:text-properties style:font-name="Liberation Sans" fo:font-weight="bold" officeooo:rsid="00d9de4e" style:font-weight-asian="bold" style:font-weight-complex="bold"/>
    </style:style>
    <style:style style:name="T172" style:family="text">
      <style:text-properties style:font-name="Liberation Sans" officeooo:rsid="01274abb"/>
    </style:style>
    <style:style style:name="T173" style:family="text">
      <style:text-properties style:font-name="Liberation Sans" fo:font-size="7pt" style:font-size-asian="7pt" style:font-size-complex="7pt"/>
    </style:style>
    <style:style style:name="T174" style:family="text">
      <style:text-properties style:font-name="Liberation Sans" fo:font-size="7pt" officeooo:rsid="00d2f3b4" style:font-size-asian="7pt" style:font-size-complex="7pt"/>
    </style:style>
    <style:style style:name="T175" style:family="text">
      <style:text-properties style:font-name="Liberation Sans" fo:font-size="7pt" officeooo:rsid="004f19be" style:font-size-asian="7pt" style:font-size-complex="7pt"/>
    </style:style>
    <style:style style:name="T176" style:family="text">
      <style:text-properties style:font-name="Liberation Sans" fo:font-size="7pt" officeooo:rsid="00d936c0" style:font-size-asian="7pt" style:font-size-complex="7pt"/>
    </style:style>
    <style:style style:name="T177" style:family="text">
      <style:text-properties style:font-name="Liberation Sans" fo:font-size="7pt" officeooo:rsid="00cfe899" style:font-size-asian="7pt" style:font-size-complex="7pt"/>
    </style:style>
    <style:style style:name="T178" style:family="text">
      <style:text-properties style:font-name="Liberation Sans" fo:font-size="7pt" officeooo:rsid="00d7d15a" style:font-size-asian="7pt" style:font-size-complex="7pt"/>
    </style:style>
    <style:style style:name="T179" style:family="text">
      <style:text-properties style:font-name="Liberation Sans" fo:font-size="7pt" officeooo:rsid="00d1d8d4" style:font-size-asian="7pt" style:font-size-complex="7pt"/>
    </style:style>
    <style:style style:name="T180" style:family="text">
      <style:text-properties style:font-name="Liberation Sans" fo:font-size="7pt" officeooo:rsid="008eb704" style:font-size-asian="7pt" style:font-size-complex="7pt"/>
    </style:style>
    <style:style style:name="T181" style:family="text">
      <style:text-properties style:font-name="Liberation Sans" fo:font-size="7pt" officeooo:rsid="0095159e" style:font-size-asian="7pt" style:font-size-complex="7pt"/>
    </style:style>
    <style:style style:name="T182" style:family="text">
      <style:text-properties style:font-name="Liberation Sans" fo:font-size="7pt" officeooo:rsid="01274abb" style:font-size-asian="7pt" style:font-size-complex="7pt"/>
    </style:style>
    <style:style style:name="T183" style:family="text">
      <style:text-properties style:font-name="Liberation Sans" fo:font-size="7pt" fo:font-weight="normal" officeooo:rsid="006cbde4" style:font-size-asian="7pt" style:font-weight-asian="normal" style:font-size-complex="7pt" style:font-weight-complex="normal"/>
    </style:style>
    <style:style style:name="T184" style:family="text">
      <style:text-properties style:font-name="Liberation Sans" fo:font-size="7pt" fo:font-weight="normal" officeooo:rsid="0097cb37" style:font-size-asian="7pt" style:font-weight-asian="normal" style:font-size-complex="7pt" style:font-weight-complex="normal"/>
    </style:style>
    <style:style style:name="T185" style:family="text">
      <style:text-properties style:font-name="Liberation Sans" fo:font-size="7pt" fo:font-weight="bold" officeooo:rsid="00d9de4e" style:font-size-asian="7pt" style:font-weight-asian="bold" style:font-size-complex="7pt" style:font-weight-complex="bold"/>
    </style:style>
    <style:style style:name="T186" style:family="text">
      <style:text-properties officeooo:rsid="0097204b"/>
    </style:style>
    <style:style style:name="T187" style:family="text">
      <style:text-properties officeooo:rsid="00b153fa"/>
    </style:style>
    <style:style style:name="T188" style:family="text">
      <style:text-properties style:text-underline-style="solid" style:text-underline-type="double" style:text-underline-width="auto" style:text-underline-color="font-color" officeooo:rsid="00a0f54c"/>
    </style:style>
    <style:style style:name="T189" style:family="text">
      <style:text-properties officeooo:rsid="0042ecd2"/>
    </style:style>
    <style:style style:name="T190" style:family="text">
      <style:text-properties officeooo:rsid="00d0d484"/>
    </style:style>
    <style:style style:name="T191" style:family="text">
      <style:text-properties fo:font-size="7pt" style:font-size-asian="7pt" style:font-size-complex="7pt"/>
    </style:style>
    <style:style style:name="T192" style:family="text">
      <style:text-properties fo:font-size="7pt" officeooo:rsid="0097204b" style:font-size-asian="7pt" style:font-size-complex="7pt"/>
    </style:style>
    <style:style style:name="T193" style:family="text">
      <style:text-properties fo:font-size="7pt" officeooo:rsid="0042ecd2" style:font-size-asian="7pt" style:font-size-complex="7pt"/>
    </style:style>
    <style:style style:name="T194" style:family="text">
      <style:text-properties fo:font-size="7pt" officeooo:rsid="00d2f3b4" style:font-size-asian="7pt" style:font-size-complex="7pt"/>
    </style:style>
    <style:style style:name="T195" style:family="text">
      <style:text-properties fo:font-size="7pt" officeooo:rsid="004f19be" style:font-size-asian="7pt" style:font-size-complex="7pt"/>
    </style:style>
    <style:style style:name="T196" style:family="text">
      <style:text-properties fo:font-size="7pt" officeooo:rsid="00d936c0" style:font-size-asian="7pt" style:font-size-complex="7pt"/>
    </style:style>
    <style:style style:name="T197" style:family="text">
      <style:text-properties fo:font-size="7pt" officeooo:rsid="00cfe899" style:font-size-asian="7pt" style:font-size-complex="7pt"/>
    </style:style>
    <style:style style:name="T198" style:family="text">
      <style:text-properties fo:font-size="7pt" officeooo:rsid="00d7d15a" style:font-size-asian="7pt" style:font-size-complex="7pt"/>
    </style:style>
    <style:style style:name="T199" style:family="text">
      <style:text-properties fo:font-size="7pt" officeooo:rsid="00d1d8d4" style:font-size-asian="7pt" style:font-size-complex="7pt"/>
    </style:style>
    <style:style style:name="T200" style:family="text">
      <style:text-properties fo:font-size="7pt" officeooo:rsid="008eb704" style:font-size-asian="7pt" style:font-size-complex="7pt"/>
    </style:style>
    <style:style style:name="T201" style:family="text">
      <style:text-properties fo:font-size="7pt" officeooo:rsid="0095159e" style:font-size-asian="7pt" style:font-size-complex="7pt"/>
    </style:style>
    <style:style style:name="T202" style:family="text">
      <style:text-properties fo:font-size="7pt" officeooo:rsid="01274abb" style:font-size-asian="7pt" style:font-size-complex="7pt"/>
    </style:style>
    <style:style style:name="T203" style:family="text">
      <style:text-properties fo:font-size="7pt" style:text-underline-style="solid" style:text-underline-type="double" style:text-underline-width="auto" style:text-underline-color="font-color" officeooo:rsid="00a0f54c" style:font-size-asian="7pt" style:font-size-complex="7pt"/>
    </style:style>
    <style:style style:name="T204" style:family="text">
      <style:text-properties fo:font-size="7pt" fo:font-weight="normal" officeooo:rsid="006cbde4" style:font-size-asian="7pt" style:font-weight-asian="normal" style:font-size-complex="7pt" style:font-weight-complex="normal"/>
    </style:style>
    <style:style style:name="T205" style:family="text">
      <style:text-properties fo:font-size="7pt" fo:font-weight="normal" officeooo:rsid="0097cb37" style:font-size-asian="7pt" style:font-weight-asian="normal" style:font-size-complex="7pt" style:font-weight-complex="normal"/>
    </style:style>
    <style:style style:name="T206" style:family="text">
      <style:text-properties fo:font-size="7pt" fo:font-weight="bold" officeooo:rsid="00d9de4e" style:font-size-asian="7pt" style:font-weight-asian="bold" style:font-size-complex="7pt" style:font-weight-complex="bold"/>
    </style:style>
    <style:style style:name="T207" style:family="text">
      <style:text-properties style:font-name="Liberation Sans"/>
    </style:style>
    <style:style style:name="T208" style:family="text">
      <style:text-properties style:font-name="Liberation Sans" fo:font-size="7pt" style:font-size-asian="7pt" style:font-size-complex="7pt"/>
    </style:style>
    <style:style style:name="T209" style:family="text">
      <style:text-properties style:font-name="Liberation Sans" fo:font-size="7pt" officeooo:rsid="00d2f3b4" style:font-size-asian="7pt" style:font-size-complex="7pt"/>
    </style:style>
    <style:style style:name="T210" style:family="text">
      <style:text-properties style:font-name="Liberation Sans" fo:font-size="7pt" officeooo:rsid="004f19be" style:font-size-asian="7pt" style:font-size-complex="7pt"/>
    </style:style>
    <style:style style:name="T211" style:family="text">
      <style:text-properties style:font-name="Liberation Sans" fo:font-size="7pt" officeooo:rsid="00d936c0" style:font-size-asian="7pt" style:font-size-complex="7pt"/>
    </style:style>
    <style:style style:name="T212" style:family="text">
      <style:text-properties style:font-name="Liberation Sans" fo:font-size="7pt" officeooo:rsid="00cfe899" style:font-size-asian="7pt" style:font-size-complex="7pt"/>
    </style:style>
    <style:style style:name="T213" style:family="text">
      <style:text-properties style:font-name="Liberation Sans" fo:font-size="7pt" officeooo:rsid="00d7d15a" style:font-size-asian="7pt" style:font-size-complex="7pt"/>
    </style:style>
    <style:style style:name="T214" style:family="text">
      <style:text-properties style:font-name="Liberation Sans" fo:font-size="7pt" officeooo:rsid="00d1d8d4" style:font-size-asian="7pt" style:font-size-complex="7pt"/>
    </style:style>
    <style:style style:name="T215" style:family="text">
      <style:text-properties style:font-name="Liberation Sans" fo:font-size="7pt" officeooo:rsid="0097204b" style:font-size-asian="7pt" style:font-size-complex="7pt"/>
    </style:style>
    <style:style style:name="T216" style:family="text">
      <style:text-properties style:font-name="Liberation Sans" fo:font-size="7pt" officeooo:rsid="008eb704" style:font-size-asian="7pt" style:font-size-complex="7pt"/>
    </style:style>
    <style:style style:name="T217" style:family="text">
      <style:text-properties style:font-name="Liberation Sans" fo:font-size="7pt" officeooo:rsid="0095159e" style:font-size-asian="7pt" style:font-size-complex="7pt"/>
    </style:style>
    <style:style style:name="T218" style:family="text">
      <style:text-properties style:font-name="Liberation Sans" fo:font-size="7pt" officeooo:rsid="0042ecd2" style:font-size-asian="7pt" style:font-size-complex="7pt"/>
    </style:style>
    <style:style style:name="T219" style:family="text">
      <style:text-properties style:font-name="Liberation Sans" fo:font-size="7pt" officeooo:rsid="01274abb" style:font-size-asian="7pt" style:font-size-complex="7pt"/>
    </style:style>
    <style:style style:name="T220" style:family="text">
      <style:text-properties style:font-name="Liberation Sans" fo:font-size="7pt" style:text-underline-style="solid" style:text-underline-type="double" style:text-underline-width="auto" style:text-underline-color="font-color" officeooo:rsid="00a0f54c" style:font-size-asian="7pt" style:font-size-complex="7pt"/>
    </style:style>
    <style:style style:name="T221" style:family="text">
      <style:text-properties style:font-name="Liberation Sans" fo:font-size="7pt" fo:font-weight="normal" officeooo:rsid="006cbde4" style:font-size-asian="7pt" style:font-weight-asian="normal" style:font-size-complex="7pt" style:font-weight-complex="normal"/>
    </style:style>
    <style:style style:name="T222" style:family="text">
      <style:text-properties style:font-name="Liberation Sans" fo:font-size="7pt" fo:font-weight="normal" officeooo:rsid="0097cb37" style:font-size-asian="7pt" style:font-weight-asian="normal" style:font-size-complex="7pt" style:font-weight-complex="normal"/>
    </style:style>
    <style:style style:name="T223" style:family="text">
      <style:text-properties style:font-name="Liberation Sans" fo:font-size="7pt" fo:font-weight="bold" officeooo:rsid="00d9de4e" style:font-size-asian="7pt" style:font-weight-asian="bold" style:font-size-complex="7pt" style:font-weight-complex="bold"/>
    </style:style>
    <style:style style:name="T224" style:family="text">
      <style:text-properties style:font-name="Liberation Sans" officeooo:rsid="00d2f3b4"/>
    </style:style>
    <style:style style:name="T225" style:family="text">
      <style:text-properties style:font-name="Liberation Sans" officeooo:rsid="004f19be"/>
    </style:style>
    <style:style style:name="T226" style:family="text">
      <style:text-properties style:font-name="Liberation Sans" officeooo:rsid="00d936c0"/>
    </style:style>
    <style:style style:name="T227" style:family="text">
      <style:text-properties style:font-name="Liberation Sans" officeooo:rsid="00cfe899"/>
    </style:style>
    <style:style style:name="T228" style:family="text">
      <style:text-properties style:font-name="Liberation Sans" officeooo:rsid="00d7d15a"/>
    </style:style>
    <style:style style:name="T229" style:family="text">
      <style:text-properties style:font-name="Liberation Sans" officeooo:rsid="00d1d8d4"/>
    </style:style>
    <style:style style:name="T230" style:family="text">
      <style:text-properties style:font-name="Liberation Sans" officeooo:rsid="0097204b"/>
    </style:style>
    <style:style style:name="T231" style:family="text">
      <style:text-properties style:font-name="Liberation Sans" style:text-underline-style="solid" style:text-underline-type="double" style:text-underline-width="auto" style:text-underline-color="font-color" officeooo:rsid="00a0f54c"/>
    </style:style>
    <style:style style:name="T232" style:family="text">
      <style:text-properties style:font-name="Liberation Sans" officeooo:rsid="008eb704"/>
    </style:style>
    <style:style style:name="T233" style:family="text">
      <style:text-properties style:font-name="Liberation Sans" officeooo:rsid="0095159e"/>
    </style:style>
    <style:style style:name="T234" style:family="text">
      <style:text-properties style:font-name="Liberation Sans" fo:font-weight="normal" officeooo:rsid="006cbde4" style:font-weight-asian="normal" style:font-weight-complex="normal"/>
    </style:style>
    <style:style style:name="T235" style:family="text">
      <style:text-properties style:font-name="Liberation Sans" fo:font-weight="normal" officeooo:rsid="0097cb37" style:font-weight-asian="normal" style:font-weight-complex="normal"/>
    </style:style>
    <style:style style:name="T236" style:family="text">
      <style:text-properties style:font-name="Liberation Sans" officeooo:rsid="0042ecd2"/>
    </style:style>
    <style:style style:name="T237" style:family="text">
      <style:text-properties style:font-name="Liberation Sans" fo:font-weight="bold" officeooo:rsid="00d9de4e" style:font-weight-asian="bold" style:font-weight-complex="bold"/>
    </style:style>
    <style:style style:name="T238" style:family="text">
      <style:text-properties style:font-name="Liberation Sans" officeooo:rsid="01274abb"/>
    </style:style>
    <style:style style:name="T239" style:family="text">
      <style:text-properties style:font-name="Liberation Sans" fo:font-size="8pt" style:font-size-asian="8pt" style:font-size-complex="8pt"/>
    </style:style>
    <style:style style:name="T240" style:family="text">
      <style:text-properties style:font-name="Liberation Sans" fo:font-size="8pt" officeooo:rsid="00d2f3b4" style:font-size-asian="8pt" style:font-size-complex="8pt"/>
    </style:style>
    <style:style style:name="T241" style:family="text">
      <style:text-properties style:font-name="Liberation Sans" fo:font-size="8pt" officeooo:rsid="004f19be" style:font-size-asian="8pt" style:font-size-complex="8pt"/>
    </style:style>
    <style:style style:name="T242" style:family="text">
      <style:text-properties style:font-name="Liberation Sans" fo:font-size="8pt" officeooo:rsid="00d936c0" style:font-size-asian="8pt" style:font-size-complex="8pt"/>
    </style:style>
    <style:style style:name="T243" style:family="text">
      <style:text-properties style:font-name="Liberation Sans" fo:font-size="8pt" officeooo:rsid="00cfe899" style:font-size-asian="8pt" style:font-size-complex="8pt"/>
    </style:style>
    <style:style style:name="T244" style:family="text">
      <style:text-properties style:font-name="Liberation Sans" fo:font-size="8pt" officeooo:rsid="00d7d15a" style:font-size-asian="8pt" style:font-size-complex="8pt"/>
    </style:style>
    <style:style style:name="T245" style:family="text">
      <style:text-properties style:font-name="Liberation Sans" fo:font-size="8pt" officeooo:rsid="00d1d8d4" style:font-size-asian="8pt" style:font-size-complex="8pt"/>
    </style:style>
    <style:style style:name="T246" style:family="text">
      <style:text-properties style:font-name="Liberation Sans" fo:font-size="8pt" officeooo:rsid="0097204b" style:font-size-asian="8pt" style:font-size-complex="8pt"/>
    </style:style>
    <style:style style:name="T247" style:family="text">
      <style:text-properties style:font-name="Liberation Sans" fo:font-size="8pt" officeooo:rsid="008eb704" style:font-size-asian="8pt" style:font-size-complex="8pt"/>
    </style:style>
    <style:style style:name="T248" style:family="text">
      <style:text-properties style:font-name="Liberation Sans" fo:font-size="8pt" officeooo:rsid="0095159e" style:font-size-asian="8pt" style:font-size-complex="8pt"/>
    </style:style>
    <style:style style:name="T249" style:family="text">
      <style:text-properties style:font-name="Liberation Sans" fo:font-size="8pt" officeooo:rsid="0042ecd2" style:font-size-asian="8pt" style:font-size-complex="8pt"/>
    </style:style>
    <style:style style:name="T250" style:family="text">
      <style:text-properties style:font-name="Liberation Sans" fo:font-size="8pt" officeooo:rsid="01274abb" style:font-size-asian="8pt" style:font-size-complex="8pt"/>
    </style:style>
    <style:style style:name="T251" style:family="text">
      <style:text-properties style:font-name="Liberation Sans" fo:font-size="8pt" style:text-underline-style="solid" style:text-underline-type="double" style:text-underline-width="auto" style:text-underline-color="font-color" officeooo:rsid="00a0f54c" style:font-size-asian="8pt" style:font-size-complex="8pt"/>
    </style:style>
    <style:style style:name="T252" style:family="text">
      <style:text-properties style:font-name="Liberation Sans" fo:font-size="8pt" fo:font-weight="normal" officeooo:rsid="006cbde4" style:font-size-asian="8pt" style:font-weight-asian="normal" style:font-size-complex="8pt" style:font-weight-complex="normal"/>
    </style:style>
    <style:style style:name="T253" style:family="text">
      <style:text-properties style:font-name="Liberation Sans" fo:font-size="8pt" fo:font-weight="normal" officeooo:rsid="0097cb37" style:font-size-asian="8pt" style:font-weight-asian="normal" style:font-size-complex="8pt" style:font-weight-complex="normal"/>
    </style:style>
    <style:style style:name="T254" style:family="text">
      <style:text-properties style:font-name="Liberation Sans" fo:font-size="8pt" fo:font-weight="bold" officeooo:rsid="00d9de4e" style:font-size-asian="8pt" style:font-weight-asian="bold" style:font-size-complex="8pt" style:font-weight-complex="bold"/>
    </style:style>
    <style:style style:name="T255" style:family="text">
      <style:text-properties style:font-name="Liberation Sans" fo:font-size="6pt" officeooo:rsid="00d2f3b4" style:font-size-asian="5.25pt" style:font-size-complex="6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icipante_razao_social" text:name="py3o.objects.participante_razao_social"/>
        <text:user-field-decl office:value-type="string" office:string-value="Participante Endereco completo" text:name="py3o.objects.participante_id.endereco_completo"/>
        <text:user-field-decl office:value-type="string" office:string-value="Nome da empresa" text:name="py3o.o.empresa_id.nome"/>
        <text:user-field-decl office:value-type="string" office:string-value="Nome da fantasia" text:name="py3o.o.empresa_id.fantasia"/>
        <text:user-field-decl office:value-type="string" office:string-value="Razao social" text:name="py3o.o.empresa_id.razao_social"/>
        <text:user-field-decl office:value-type="string" office:string-value="Endereco completo" text:name="py3o.o.empresa_id.endereco_completo"/>
        <text:user-field-decl office:value-type="string" office:string-value="ie" text:name="py3o.o.empresa_id.ie"/>
        <text:user-field-decl office:value-type="string" office:string-value="cnpj_cpf" text:name="py3o.o.empresa_id.cnpj_cpf"/>
        <text:user-field-decl office:value-type="string" office:string-value="Numero" text:name="py3o.o.numero"/>
        <text:user-field-decl office:value-type="string" office:string-value="participante_razao_social" text:name="py3o.o.participante_razao_social"/>
        <text:user-field-decl office:value-type="string" office:string-value="data_hora_emissao" text:name="py3o.o.data_hora_emissao"/>
        <text:user-field-decl office:value-type="string" office:string-value="chave" text:name="py3o.o.chave"/>
        <text:user-field-decl office:value-type="string" office:string-value="Participante Endereco completo" text:name="py3o.o.participante_id.endereco_completo"/>
        <text:user-field-decl office:value-type="string" office:string-value="participante_cnpj_cpf" text:name="py3o.o.participante_cnpj_cpf"/>
        <text:user-field-decl office:value-type="string" office:string-value="desc" text:name="py3o.j.produto_nome"/>
        <text:user-field-decl office:value-type="string" office:string-value="#" text:name="py3o.i"/>
        <text:user-field-decl office:value-type="string" office:string-value="qtd" text:name="py3o.j.quantidade"/>
        <text:user-field-decl office:value-type="string" office:string-value="UND" text:name="py3o.j.unidade_id.codigo"/>
        <text:user-field-decl office:value-type="string" office:string-value="cod" text:name="py3o.j.produto_codigo"/>
        <text:user-field-decl office:value-type="string" office:string-value="Nº serie eq sat" text:name="py3o.o.serie"/>
        <text:user-field-decl office:value-type="string" office:string-value="cfe_code128" text:name="py3o.o.cfe_code128"/>
        <text:user-field-decl office:value-type="string" office:string-value="consulta_qr_code" text:name="py3o.o.configuracoes_pdv.site_consulta_qrcode"/>
        <text:user-field-decl office:value-type="string" office:string-value="site_empresa" text:name="py3o.o.empresa_id.site"/>
      </text:user-field-decls>
      <text:p text:style-name="P24"><text:span text:style-name="T255"/></text:p>
      <text:p text:style-name="P21"><text:a xlink:type="simple" xlink:href="py3o://for=%22obj%20in%20objects%22" text:style-name="Internet_20_link" text:visited-style-name="Visited_20_Internet_20_Link"><text:span text:style-name="T240">for="obj in objects"</text:span></text:a></text:p>
      <text:p text:style-name="P21"><text:a xlink:type="simple" xlink:href="py3o://with=%22lang=obj.partner_id.lang%20or%20'pt_BR'%22" text:style-name="Internet_20_link" text:visited-style-name="Visited_20_Internet_20_Link"><text:span text:style-name="T241">with="lang=obj.partner_id.lang or 'pt_BR'"</text:span></text:a></text:p>
      <text:p text:style-name="P19"><text:a xlink:type="simple" xlink:href="py3o://with=%22o=obj.with_context(lang=lang)%22" text:style-name="Internet_20_link" text:visited-style-name="Visited_20_Internet_20_Link"><text:span text:style-name="T242">with="o=obj.with_context(lang=lang)"</text:span></text:a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27"><text:user-field-get text:name="py3o.o.empresa_id.fantasia">Nome da fantasia</text:user-field-get></text:p>
            <text:p text:style-name="P32"><text:user-field-get text:name="py3o.o.empresa_id.razao_social">Razao social</text:user-field-get></text:p>
            <text:p text:style-name="P32"><text:user-field-get text:name="py3o.o.empresa_id.endereco_completo">Endereco completo</text:user-field-get></text:p>
            <text:p text:style-name="P43"><text:span text:style-name="T143">CNPJ:</text:span><text:span text:style-name="T144"> </text:span><text:span text:style-name="T144"><text:user-field-get text:name="py3o.o.empresa_id.cnpj_cpf">cnpj_cpf</text:user-field-get></text:span><text:span text:style-name="T145"> </text:span><text:span text:style-name="T143">IE:</text:span><text:span text:style-name="T145"> </text:span><text:span text:style-name="T145"><text:user-field-get text:name="py3o.o.empresa_id.ie">ie</text:user-field-get></text:span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7"><text:a xlink:type="simple" xlink:href="py3o://if=%22o.situacao_nfe=='cancelada'%22" text:style-name="Internet_20_link" text:visited-style-name="Visited_20_Internet_20_Link"><text:span text:style-name="T243">if="o.situacao_nfe=='cancelada'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17"><text:span text:style-name="T123">E</text:span><text:span text:style-name="T124">XTRATO</text:span><text:span text:style-name="T125"> N</text:span><text:span text:style-name="T124">º</text:span><text:span text:style-name="T125">:</text:span><text:span text:style-name="T126"> </text:span><text:a xlink:type="simple" xlink:href="py3o://function=%22formatLang(o.num_cfe_cancelamento,%20digits=0)%22" text:style-name="Internet_20_link" text:visited-style-name="Visited_20_Internet_20_Link"><text:span text:style-name="T127">function="formatLang(o.num_cfe_cancelamento, digits=0)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5"><text:a xlink:type="simple" xlink:href="py3o:///if" text:style-name="Internet_20_link" text:visited-style-name="Visited_20_Internet_20_Link"><text:span text:style-name="T243">/if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7"><text:a xlink:type="simple" xlink:href="py3o://if=%22o.situacao_nfe=='autorizada'%22" text:style-name="Internet_20_link" text:visited-style-name="Visited_20_Internet_20_Link"><text:span text:style-name="T244">if="o.situacao_nfe=='autorizada'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17"><text:span text:style-name="T123">E</text:span><text:span text:style-name="T124">XTRATO</text:span><text:span text:style-name="T125"> N</text:span><text:span text:style-name="T124">º</text:span><text:span text:style-name="T125">:</text:span><text:span text:style-name="T126"> </text:span><text:a xlink:type="simple" xlink:href="py3o://function=%22formatLang(o.numero,%20digits=0)%22" text:style-name="Internet_20_link" text:visited-style-name="Visited_20_Internet_20_Link"><text:span text:style-name="T128">function="formatLang(o.numero, digits=0)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5"><text:a xlink:type="simple" xlink:href="py3o:///if" text:style-name="Internet_20_link" text:visited-style-name="Visited_20_Internet_20_Link"><text:span text:style-name="T243">/if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28">CUPOM FISCAL ELETRÔNICO – SAT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6"><text:a xlink:type="simple" xlink:href="py3o://if=%22o.situacao_nfe=='cancelada'%22" text:style-name="Internet_20_link" text:visited-style-name="Visited_20_Internet_20_Link"><text:span text:style-name="T243">if="o.situacao_nfe=='cancelada'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29">CANCELAMENTO</text:p>
          </table:table-cell>
          <table:covered-table-cell/>
          <table:covered-table-cell/>
        </table:table-row>
        <table:table-row>
          <table:table-cell table:style-name="Tabela2.A11" table:number-columns-spanned="3" office:value-type="string">
            <text:p text:style-name="P44">DADOS DO CUPOM FISCAL ELETRÔNICO CANCELADO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5"><text:a xlink:type="simple" xlink:href="py3o:///if" text:style-name="Internet_20_link" text:visited-style-name="Visited_20_Internet_20_Link"><text:span text:style-name="T243">/if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6"><text:a xlink:type="simple" xlink:href="py3o://if=%22o.situacao_nfe=='autorizada'%22" text:style-name="Internet_20_link" text:visited-style-name="Visited_20_Internet_20_Link"><text:span text:style-name="T245">if="o.situacao_nfe=='autorizada'"</text:span></text:a></text:p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45"/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5"><text:a xlink:type="simple" xlink:href="py3o:///if" text:style-name="Internet_20_link" text:visited-style-name="Visited_20_Internet_20_Link"><text:span text:style-name="T243">/if</text:span></text:a></text:p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1"><text:a xlink:type="simple" xlink:href="py3o://if=%22o.participante_cnpj_cpf%22" text:style-name="Internet_20_link" text:visited-style-name="Visited_20_Internet_20_Link"><text:span text:style-name="T129">if="o.participante_cnpj_cpf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46"/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47"><text:span text:style-name="T1">CNPJ/CPF </text:span><text:span text:style-name="T2">DO CONSUMIDOR</text:span><text:span text:style-name="T1">: </text:span><text:span text:style-name="T1"><text:user-field-get text:name="py3o.o.participante_cnpj_cpf">participante_cnpj_cpf</text:user-field-get></text:span></text:p>
            <text:p text:style-name="P47"><text:span text:style-name="T1">Razão Social/Nome: </text:span><text:span text:style-name="T1"><text:user-field-get text:name="py3o.o.participante_razao_social">participante_razao_social</text:user-field-get></text:span></text:p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1"><text:a xlink:type="simple" xlink:href="py3o:///if" text:style-name="Internet_20_link" text:visited-style-name="Visited_20_Internet_20_Link"><text:span text:style-name="T130">/if</text:span></text:a></text:p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6"><text:a xlink:type="simple" xlink:href="py3o://if=%22o.situacao_nfe=='autorizada'%22" text:style-name="Internet_20_link" text:visited-style-name="Visited_20_Internet_20_Link"><text:span text:style-name="T245">if="o.situacao_nfe=='autorizada'"</text:span></text:a></text:p>
          </table:table-cell>
          <table:covered-table-cell/>
          <table:covered-table-cell/>
        </table:table-row>
        <table:table-row table:style-name="Tabela2.21">
          <table:table-cell table:style-name="Tabela2.A1" table:number-columns-spanned="3" office:value-type="string">
            <text:p text:style-name="P33">#|COD|DESC <text:s text:c="19"/>|QTD|UN| VL UN R$|(VLTR R$)*| VL ITEM R$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2"><text:a xlink:type="simple" xlink:href="py3o://for=%22i,%20j%20in%20enumerate(o.item_ids,%20start=1)%22" text:style-name="Internet_20_link" text:visited-style-name="Visited_20_Internet_20_Link"><text:span text:style-name="T131">for="i, j in enumerate(o.item_ids, start=1)"</text:span></text:a></text:p>
          </table:table-cell>
          <table:covered-table-cell/>
          <table:covered-table-cell/>
        </table:table-row>
        <table:table-row table:style-name="Tabela2.23">
          <table:table-cell table:style-name="Tabela2.A2" table:number-columns-spanned="2" office:value-type="string">
            <text:p text:style-name="P42"><text:span text:style-name="T187"><text:user-field-get text:name="py3o.i">#</text:user-field-get></text:span><text:span text:style-name="T187"> <text:s/></text:span><text:span text:style-name="T187"><text:user-field-get text:name="py3o.j.produto_codigo">cod</text:user-field-get></text:span><text:span text:style-name="T187"> <text:s/></text:span><text:span text:style-name="T187"><text:user-field-get text:name="py3o.j.produto_nome">desc</text:user-field-get></text:span></text:p>
            <text:p text:style-name="P11"><text:span text:style-name="T246"><text:s text:c="4"/></text:span><text:span text:style-name="T246"><text:user-field-get text:name="py3o.j.quantidade">qtd</text:user-field-get></text:span><text:span text:style-name="T246"> </text:span><text:span text:style-name="T246"><text:user-field-get text:name="py3o.j.unidade_id.codigo">UND</text:user-field-get></text:span><text:span text:style-name="T246"> X </text:span><text:a xlink:type="simple" xlink:href="py3o://function=%22formatLang(j.vr_unitario,%20monetary=True)%20+%20'%20(%20'%20+%20formatLang(j.vr_ibpt,%20monetary=True)%20+%20')'%22" text:style-name="Internet_20_link" text:visited-style-name="Visited_20_Internet_20_Link"><text:span text:style-name="T251">function="formatLang(j.vr_unitario, monetary=True) + ' ( ' + formatLang(j.vr_ibpt, monetary=True) + ')'"</text:span></text:a><text:span text:style-name="T246"> </text:span></text:p>
            <text:p text:style-name="P3"><text:span text:style-name="T239"><text:s text:c="4"/></text:span><text:a xlink:type="simple" xlink:href="py3o://function=%22j._monta_informacoes_adicionais()%20or%20''%22" text:style-name="Internet_20_link" text:visited-style-name="Visited_20_Internet_20_Link"><text:span text:style-name="T239">function="j._monta_informacoes_adicionais() or ''"</text:span></text:a><text:span text:style-name="T142"> </text:span></text:p>
          </table:table-cell>
          <table:covered-table-cell/>
          <table:table-cell table:style-name="Tabela2.A2" office:value-type="string">
            <text:p text:style-name="P9"><text:span text:style-name="T247"><text:s text:c="2"/></text:span><text:a xlink:type="simple" xlink:href="py3o://function=%22formatLang(j.vr_nf,%20monetary=True)%22" text:style-name="Internet_20_link" text:visited-style-name="Visited_20_Internet_20_Link"><text:span text:style-name="T248">function="formatLang(j.vr_nf, monetary=True)"</text:span></text:a></text:p>
          </table:table-cell>
        </table:table-row>
        <table:table-row>
          <table:table-cell table:style-name="Tabela2.A2" table:number-columns-spanned="3" office:value-type="string">
            <text:p text:style-name="P2"><text:a xlink:type="simple" xlink:href="py3o:///for" text:style-name="Internet_20_link" text:visited-style-name="Visited_20_Internet_20_Link"><text:span text:style-name="T132">/for</text:span></text:a></text:p>
            <text:p text:style-name="P34"/>
          </table:table-cell>
          <table:covered-table-cell/>
          <table:covered-table-cell/>
        </table:table-row>
        <table:table-row table:style-name="Tabela2.25">
          <table:table-cell table:style-name="Tabela2.A25" office:value-type="string">
            <text:p text:style-name="P30">TOTAL <text:span text:style-name="T186">R$</text:span></text:p>
          </table:table-cell>
          <table:table-cell table:style-name="Tabela2.A25" table:number-columns-spanned="2" office:value-type="string">
            <text:p text:style-name="P10"><text:span text:style-name="T252"><text:s/></text:span><text:a xlink:type="simple" xlink:href="py3o://function=%22formatLang(o.vr_nf,%20monetary=True)%22" text:style-name="Internet_20_link" text:visited-style-name="Visited_20_Internet_20_Link"><text:span text:style-name="T253">function="formatLang(o.vr_nf, monetary=True)"</text:span></text:a></text:p>
          </table:table-cell>
          <table:covered-table-cell/>
        </table:table-row>
        <table:table-row table:style-name="Tabela2.25">
          <table:table-cell table:style-name="Tabela2.A1" table:number-columns-spanned="3" office:value-type="string">
            <text:p text:style-name="P31">DADOS PARA ENTREGA</text:p>
            <text:p text:style-name="P35">Endereço: <text:user-field-get text:name="py3o.objects.participante_id.endereco_completo">Participante Endereco completo</text:user-field-get></text:p>
            <text:p text:style-name="P35">Destinatário: <text:span text:style-name="T146"><text:user-field-get text:name="py3o.objects.participante_razao_social">participante_razao_social</text:user-field-get></text:span></text:p>
          </table:table-cell>
          <table:covered-table-cell/>
          <table:covered-table-cell/>
        </table:table-row>
        <table:table-row table:style-name="Tabela2.25">
          <table:table-cell table:style-name="Tabela2.A1" table:number-columns-spanned="3" office:value-type="string">
            <text:p text:style-name="P35">OBSERVAÇÕES DO CONTRIBUINTE</text:p>
            <text:p text:style-name="P8"><text:span text:style-name="T132">* Valor aproximado dos tributos fonte:IBPT </text:span><text:a xlink:type="simple" xlink:href="py3o://function=%22o._monta_informacao_complementar()%20or%20''%22" text:style-name="Internet_20_link" text:visited-style-name="Visited_20_Internet_20_Link"><text:span text:style-name="T133">function="o._monta_informacao_complementar() or ''"</text:span></text:a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5"><text:a xlink:type="simple" xlink:href="py3o:///if" text:style-name="Internet_20_link" text:visited-style-name="Visited_20_Internet_20_Link"><text:span text:style-name="T243">/if</text:span></text:a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36"/>
            <text:p text:style-name="P36">SAT Nº: <text:user-field-get text:name="py3o.o.serie">Nº serie eq sat</text:user-field-get></text:p>
            <text:p text:style-name="P14"><text:span text:style-name="T134"><text:s/></text:span><text:a xlink:type="simple" xlink:href="py3o://function=%22format_date(o.data_hora_emissao,%20'%25d/%25m/%25Y%20%25H:%25M:%25S')%22" text:style-name="Internet_20_link" text:visited-style-name="Visited_20_Internet_20_Link"><text:span text:style-name="T135">function="format_date(o.data_hora_emissao, '%d/%m/%Y %H:%M:%S')"</text:span></text:a></text:p>
            <text:p text:style-name="P14"><text:span text:style-name="T134"><text:s/></text:span><text:a xlink:type="simple" xlink:href="py3o://function=%22'%20'.join(ChaveCFeSAT('CFe'%20+%20o.chave).partes())%22" text:style-name="Internet_20_link" text:visited-style-name="Visited_20_Internet_20_Link"><text:span text:style-name="T136">function="' '.join(ChaveCFeSAT('CFe' + o.chave).partes())"</text:span></text:a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36"><draw:frame draw:style-name="fr1" draw:name="py3o.image(o.cfe_code128, 'png', isb64=True)" text:anchor-type="as-char" svg:width="6.9cm" svg:height="0.499cm" draw:z-index="2"><draw:text-box><text:p text:style-name="P23"/></draw:text-box></draw:frame></text:p>
            <text:p text:style-name="P36"><draw:frame draw:style-name="fr2" draw:name="py3o.image(o.cfe_qrcode, 'png',isb64=True)" text:anchor-type="as-char" svg:width="3cm" svg:height="3cm" draw:z-index="3"><draw:text-box><text:p text:style-name="P22"/></draw:text-box></draw:frame></text:p>
            <text:p text:style-name="P15"><text:a xlink:type="simple" xlink:href="py3o://if=%22o.configuracoes_pdv%22" text:style-name="Internet_20_link" text:visited-style-name="Visited_20_Internet_20_Link"><text:span text:style-name="T137">if="o.configuracoes_pdv"</text:span></text:a></text:p>
            <text:p text:style-name="P38">Consultar o QR code no site: <text:user-field-get text:name="py3o.o.configuracoes_pdv.site_consulta_qrcode">consulta_qr_code</text:user-field-get></text:p>
            <text:p text:style-name="P12"><text:a xlink:type="simple" xlink:href="py3o:///if" text:style-name="Internet_20_link" text:visited-style-name="Visited_20_Internet_20_Link"><text:span text:style-name="T249">/if</text:span></text:a></text:p>
            <text:p text:style-name="P40"><text:user-field-get text:name="py3o.o.empresa_id.site">site_empresa</text:user-field-get><text:user-field-get text:name="py3o.o.empresa_id.site">site_empresa</text:user-field-get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4"><text:a xlink:type="simple" xlink:href="py3o://if=%22o.situacao_nfe=='cancelada'%22" text:style-name="Internet_20_link" text:visited-style-name="Visited_20_Internet_20_Link"><text:span text:style-name="T254">if="o.situacao_nfe=='cancelada'"</text:span></text:a></text:p>
          </table:table-cell>
          <table:covered-table-cell/>
          <table:covered-table-cell/>
        </table:table-row>
        <table:table-row table:style-name="Tabela2.32">
          <table:table-cell table:style-name="Tabela2.A2" table:number-columns-spanned="3" office:value-type="string">
            <text:p text:style-name="P48"/>
          </table:table-cell>
          <table:covered-table-cell/>
          <table:covered-table-cell/>
        </table:table-row>
        <table:table-row>
          <table:table-cell table:style-name="Tabela2.A11" table:number-columns-spanned="3" office:value-type="string">
            <text:p text:style-name="P44">DADOS DO CUPOM FISCAL ELETRÔNICO <text:span text:style-name="T190">DE CANCELAMENTO</text:span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37"/>
            <text:p text:style-name="P37">SAT Nº: <text:user-field-get text:name="py3o.o.serie">Nº serie eq sat</text:user-field-get></text:p>
            <text:p text:style-name="P16"><text:a xlink:type="simple" xlink:href="py3o://if=%22o.data_hora_cancelamento%22" text:style-name="Internet_20_link" text:visited-style-name="Visited_20_Internet_20_Link"><text:span text:style-name="T138">if="o.data_hora_cancelamento"</text:span></text:a></text:p>
            <text:p text:style-name="P16"><text:span text:style-name="T134"><text:s/></text:span><text:a xlink:type="simple" xlink:href="py3o://function=%22format_date(o.data_hora_cancelamento,%20'%25d/%25m/%25Y%20%25H:%25M:%25S')%22" text:style-name="Internet_20_link" text:visited-style-name="Visited_20_Internet_20_Link"><text:span text:style-name="T139">function="format_date(o.data_hora_cancelamento, '%d/%m/%Y %H:%M:%S')"</text:span></text:a></text:p>
            <text:p text:style-name="P16"><text:a xlink:type="simple" xlink:href="py3o:///if" text:style-name="Internet_20_link" text:visited-style-name="Visited_20_Internet_20_Link"><text:span text:style-name="T139">/if</text:span></text:a></text:p>
            <text:p text:style-name="P16"><text:span text:style-name="T134"><text:s/></text:span><text:a xlink:type="simple" xlink:href="py3o://function=%22'%20'.join(ChaveCFeSAT('CFe'+o.chave_cancelamento).partes())%22" text:style-name="Internet_20_link" text:visited-style-name="Visited_20_Internet_20_Link"><text:span text:style-name="T140">function="' '.join(ChaveCFeSAT('CFe'+o.chave_cancelamento).partes())"</text:span></text:a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37"><draw:frame draw:style-name="fr1" draw:name="py3o.image(o.cfe_cancelamento_code128, 'png', isb64=True)" text:anchor-type="as-char" svg:width="6.9cm" svg:height="0.499cm" draw:z-index="0"><draw:text-box><text:p text:style-name="P23"/></draw:text-box></draw:frame></text:p>
            <text:p text:style-name="P37"><draw:frame draw:style-name="fr2" draw:name="py3o.image(o.cfe_cancelamento_qrcode, 'png',isb64=True)" text:anchor-type="as-char" svg:width="3cm" svg:height="3cm" draw:z-index="1"><draw:text-box><text:p text:style-name="P22"/></draw:text-box></draw:frame></text:p>
            <text:p text:style-name="P16"><text:a xlink:type="simple" xlink:href="py3o://if=%22o.configuracoes_pdv%22" text:style-name="Internet_20_link" text:visited-style-name="Visited_20_Internet_20_Link"><text:span text:style-name="T137">if="o.configuracoes_pdv"</text:span></text:a></text:p>
            <text:p text:style-name="P39">Consultar o QR code no site: <text:user-field-get text:name="py3o.o.configuracoes_pdv.site_consulta_qrcode">consulta_qr_code</text:user-field-get></text:p>
            <text:p text:style-name="P13"><text:a xlink:type="simple" xlink:href="py3o:///if" text:style-name="Internet_20_link" text:visited-style-name="Visited_20_Internet_20_Link"><text:span text:style-name="T249">/if</text:span></text:a></text:p>
            <text:p text:style-name="P41"><text:user-field-get text:name="py3o.o.empresa_id.site">site_empresa</text:user-field-get><text:user-field-get text:name="py3o.o.empresa_id.site">site_empresa</text:user-field-get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16"><text:a xlink:type="simple" xlink:href="py3o:///if" text:style-name="Internet_20_link" text:visited-style-name="Visited_20_Internet_20_Link"><text:span text:style-name="T141">/if</text:span></text:a></text:p>
          </table:table-cell>
          <table:covered-table-cell/>
          <table:covered-table-cell/>
        </table:table-row>
      </table:table>
      <text:p text:style-name="P20"><text:a xlink:type="simple" xlink:href="py3o:///with" text:style-name="Internet_20_link" text:visited-style-name="Visited_20_Internet_20_Link"><text:span text:style-name="T239">/with</text:span></text:a></text:p>
      <text:p text:style-name="P18"><text:a xlink:type="simple" xlink:href="py3o:///with" text:style-name="Internet_20_link" text:visited-style-name="Visited_20_Internet_20_Link"><text:span text:style-name="T239">/with</text:span></text:a></text:p>
      <text:p text:style-name="P21"><text:a xlink:type="simple" xlink:href="py3o:///for" text:style-name="Internet_20_link" text:visited-style-name="Visited_20_Internet_20_Link"><text:span text:style-name="T250">/for</text:span></text:a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cfe" xlink:href="Pictures/100002010000011F0000063680020C693F67D91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vertical-align="bottom"/>
      <style:text-properties style:font-name="Liberation Mono" fo:font-family="'Liberation Mono'" style:font-family-generic="modern" style:font-pitch="fixed" fo:font-size="10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0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ado_20_campo" style:display-name="Dado campo" style:family="paragraph" style:parent-style-name="Standard">
      <style:paragraph-properties fo:margin-top="0.03cm" fo:margin-bottom="0cm" loext:contextual-spacing="false" style:writing-mode="page">
        <style:tab-stops/>
      </style:paragraph-properties>
      <style:text-properties fo:font-size="9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7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999cm" fo:page-height="40.39cm" style:num-format="1" style:print-orientation="portrait" fo:margin-top="0.101cm" fo:margin-bottom="0.101cm" fo:margin-left="0.101cm" fo:margin-right="0cm" fo:background-color="transparent" style:writing-mode="lr-tb" draw:fill="none" draw:fill-color="#729fcf" draw:fill-image-name="cf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22T19:02:51.453044628</dc:date>
    <meta:editing-duration>PT6H14M31S</meta:editing-duration>
    <meta:editing-cycles>192</meta:editing-cycles>
    <meta:document-statistic meta:table-count="1" meta:image-count="0" meta:object-count="0" meta:page-count="1" meta:paragraph-count="66" meta:word-count="176" meta:character-count="1919" meta:non-whitespace-character-count="1766"/>
  </office:meta>
</office:document-meta>
</file>